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1583in"/>
      <style:text-properties fo:color="#ffffff" loext:opacity="100%" style:font-name="Droid Sans Mono" fo:font-size="8.39999961853027pt" fo:font-weight="normal" fo:background-color="#000000"/>
    </style:style>
    <style:style style:name="P2" style:family="paragraph" style:parent-style-name="Standard">
      <style:paragraph-properties style:line-height-at-least="0.1583in"/>
      <style:text-properties fo:color="#7ca668" loext:opacity="100%" style:font-name="Droid Sans Mono" fo:font-size="8.39999961853027pt" fo:font-weight="normal" fo:background-color="#000000"/>
    </style:style>
    <style:style style:name="P3" style:family="paragraph" style:parent-style-name="Standard">
      <style:paragraph-properties style:line-height-at-least="0.1583in"/>
      <style:text-properties fo:color="#c586c0" loext:opacity="100%" style:font-name="Droid Sans Mono" fo:font-size="8.39999961853027pt" fo:font-weight="normal" fo:background-color="#000000"/>
    </style:style>
    <style:style style:name="P4" style:family="paragraph" style:parent-style-name="Standard">
      <style:paragraph-properties style:line-height-at-least="0.1583in"/>
    </style:style>
    <style:style style:name="T1" style:family="text">
      <style:text-properties fo:color="#9cdcfe" loext:opacity="100%"/>
    </style:style>
    <style:style style:name="T2" style:family="text">
      <style:text-properties fo:color="#7ca668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4ec9b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**************************************************************************** #</text:p>
      <text:p text:style-name="P2"># #</text:p>
      <text:p text:style-name="P2"># ::: :::::::: #</text:p>
      <text:p text:style-name="P2"># Makefile :+: :+: :+: #</text:p>
      <text:p text:style-name="P2"># +:+ +:+ +:+ #</text:p>
      <text:p text:style-name="P2"># By: kcanales &lt;kcanales@student.42madrid.com +#+ +:+ +#+ #</text:p>
      <text:p text:style-name="P2"># +#+#+#+#+#+ +#+ #</text:p>
      <text:p text:style-name="P2"># Created: 2026/03/15 00:45:55 by kcanales #+# #+# #</text:p>
      <text:p text:style-name="P2"># Updated: 2026/03/16 18:01:17 by kcanales ### ########.fr #</text:p>
      <text:p text:style-name="P2"># #</text:p>
      <text:p text:style-name="P2"># **************************************************************************** #</text:p>
      <text:p text:style-name="P4"/>
      <text:p text:style-name="P1"><text:span text:style-name="T1">NAME</text:span> = so_long</text:p>
      <text:p text:style-name="P4"/>
      <text:p text:style-name="P1"><text:span text:style-name="T1">CC</text:span> = cc</text:p>
      <text:p text:style-name="P1"><text:span text:style-name="T1">CFLAGS</text:span> = -Wall -Wextra -Werror <text:span text:style-name="T2">#-g3 -fsanitize=address</text:span></text:p>
      <text:p text:style-name="P1"><text:span text:style-name="T1">MLX42_DIR</text:span> = libs/MLX42</text:p>
      <text:p text:style-name="P1"><text:span text:style-name="T1">MLX42</text:span> = <text:span text:style-name="T3">$(</text:span><text:span text:style-name="T1">MLX42_DIR</text:span><text:span text:style-name="T3">)</text:span>/build/libmlx42.a</text:p>
      <text:p text:style-name="P1"><text:span text:style-name="T1">MLX42_INC</text:span> = <text:span text:style-name="T3">$(</text:span><text:span text:style-name="T1">MLX42_DIR</text:span><text:span text:style-name="T3">)</text:span>/include</text:p>
      <text:p text:style-name="P4"/>
      <text:p text:style-name="P1"><text:span text:style-name="T1">LIBFT_DIR</text:span> = libs/libft</text:p>
      <text:p text:style-name="P1"><text:span text:style-name="T1">LIBFTA</text:span> = <text:span text:style-name="T3">$(</text:span><text:span text:style-name="T1">LIBFT_DIR</text:span><text:span text:style-name="T3">)</text:span>/libft.a</text:p>
      <text:p text:style-name="P4"/>
      <text:p text:style-name="P1"><text:span text:style-name="T1">FT_PRINTF_DIR</text:span> = libs/ft_printf</text:p>
      <text:p text:style-name="P1"><text:span text:style-name="T1">FT_PRINTF</text:span> = <text:span text:style-name="T3">$(</text:span><text:span text:style-name="T1">FT_PRINTF_DIR</text:span><text:span text:style-name="T3">)</text:span>/libftprintf.a</text:p>
      <text:p text:style-name="P4"/>
      <text:p text:style-name="P1"><text:span text:style-name="T1">OBJ_DIR</text:span> = obj</text:p>
      <text:p text:style-name="P1"><text:span text:style-name="T1">SRC_DIR</text:span> = src</text:p>
      <text:p text:style-name="P1"><text:span text:style-name="T1">SRCS</text:span> = <text:span text:style-name="T3">$(</text:span><text:span text:style-name="T1">SRC_DIR</text:span><text:span text:style-name="T3">)</text:span>/check_map_00.c <text:span text:style-name="T3">$(</text:span><text:span text:style-name="T1">SRC_DIR</text:span><text:span text:style-name="T3">)</text:span>/check_map_01.c <text:span text:style-name="T3">$(</text:span><text:span text:style-name="T1">SRC_DIR</text:span><text:span text:style-name="T3">)</text:span>/check_map_02.c <text:span text:style-name="T4">\</text:span></text:p>
      <text:p text:style-name="P1"><text:span text:style-name="T3">$(</text:span><text:span text:style-name="T1">SRC_DIR</text:span><text:span text:style-name="T3">)</text:span>/check_map_03.c <text:span text:style-name="T4">\</text:span></text:p>
      <text:p text:style-name="P1"><text:span text:style-name="T3">$(</text:span><text:span text:style-name="T1">SRC_DIR</text:span><text:span text:style-name="T3">)</text:span>/initialize_game_struc_00.c <text:span text:style-name="T3">$(</text:span><text:span text:style-name="T1">SRC_DIR</text:span><text:span text:style-name="T3">)</text:span>/initialize_game_struc_01.c <text:span text:style-name="T4">\</text:span></text:p>
      <text:p text:style-name="P1"><text:span text:style-name="T3">$(</text:span><text:span text:style-name="T1">SRC_DIR</text:span><text:span text:style-name="T3">)</text:span>/initialize_game_struc_02.c <text:span text:style-name="T3">$(</text:span><text:span text:style-name="T1">SRC_DIR</text:span><text:span text:style-name="T3">)</text:span>/initialize_game_struc_03.c <text:span text:style-name="T4">\</text:span></text:p>
      <text:p text:style-name="P1"><text:span text:style-name="T3">$(</text:span><text:span text:style-name="T1">SRC_DIR</text:span><text:span text:style-name="T3">)</text:span>/initialize_game_struc_04.c <text:span text:style-name="T4">\</text:span></text:p>
      <text:p text:style-name="P1"><text:span text:style-name="T3">$(</text:span><text:span text:style-name="T1">SRC_DIR</text:span><text:span text:style-name="T3">)</text:span>/move_player_00.c <text:span text:style-name="T3">$(</text:span><text:span text:style-name="T1">SRC_DIR</text:span><text:span text:style-name="T3">)</text:span>/move_player_01.c <text:span text:style-name="T3">$(</text:span><text:span text:style-name="T1">SRC_DIR</text:span><text:span text:style-name="T3">)</text:span>/move_player_02.c <text:span text:style-name="T4">\</text:span></text:p>
      <text:p text:style-name="P1"><text:span text:style-name="T3">$(</text:span><text:span text:style-name="T1">SRC_DIR</text:span><text:span text:style-name="T3">)</text:span>/main.c <text:span text:style-name="T4">\</text:span></text:p>
      <text:p text:style-name="P1"><text:span text:style-name="T3">$(</text:span><text:span text:style-name="T1">SRC_DIR</text:span><text:span text:style-name="T3">)</text:span>/error_exit.c<text:span text:style-name="T4">\</text:span></text:p>
      <text:p text:style-name="P1"><text:span text:style-name="T3">$(</text:span><text:span text:style-name="T1">SRC_DIR</text:span><text:span text:style-name="T3">)</text:span>/utils.c <text:span text:style-name="T4">\</text:span></text:p>
      <text:p text:style-name="P4"/>
      <text:p text:style-name="P1"><text:span text:style-name="T1">OBJS</text:span> = <text:span text:style-name="T3">$(</text:span><text:span text:style-name="T1">OBJ_DIR</text:span><text:span text:style-name="T3">)</text:span>/check_map_00.o <text:span text:style-name="T3">$(</text:span><text:span text:style-name="T1">OBJ_DIR</text:span><text:span text:style-name="T3">)</text:span>/check_map_01.o <text:span text:style-name="T3">$(</text:span><text:span text:style-name="T1">OBJ_DIR</text:span><text:span text:style-name="T3">)</text:span>/check_map_02.o <text:span text:style-name="T4">\</text:span></text:p>
      <text:p text:style-name="P1"><text:span text:style-name="T3">$(</text:span><text:span text:style-name="T1">OBJ_DIR</text:span><text:span text:style-name="T3">)</text:span>/check_map_03.o <text:span text:style-name="T4">\</text:span></text:p>
      <text:p text:style-name="P1"><text:span text:style-name="T3">$(</text:span><text:span text:style-name="T1">OBJ_DIR</text:span><text:span text:style-name="T3">)</text:span>/initialize_game_struc_00.o <text:span text:style-name="T3">$(</text:span><text:span text:style-name="T1">OBJ_DIR</text:span><text:span text:style-name="T3">)</text:span>/initialize_game_struc_01.o <text:span text:style-name="T4">\</text:span></text:p>
      <text:p text:style-name="P1"><text:span text:style-name="T3">$(</text:span><text:span text:style-name="T1">OBJ_DIR</text:span><text:span text:style-name="T3">)</text:span>/initialize_game_struc_02.o <text:span text:style-name="T3">$(</text:span><text:span text:style-name="T1">OBJ_DIR</text:span><text:span text:style-name="T3">)</text:span>/initialize_game_struc_03.o <text:span text:style-name="T4">\</text:span></text:p>
      <text:p text:style-name="P1"><text:span text:style-name="T3">$(</text:span><text:span text:style-name="T1">OBJ_DIR</text:span><text:span text:style-name="T3">)</text:span>/initialize_game_struc_04.o <text:span text:style-name="T4">\</text:span></text:p>
      <text:p text:style-name="P1"><text:span text:style-name="T3">$(</text:span><text:span text:style-name="T1">OBJ_DIR</text:span><text:span text:style-name="T3">)</text:span>/move_player_00.o <text:span text:style-name="T3">$(</text:span><text:span text:style-name="T1">OBJ_DIR</text:span><text:span text:style-name="T3">)</text:span>/move_player_01.o <text:span text:style-name="T3">$(</text:span><text:span text:style-name="T1">OBJ_DIR</text:span><text:span text:style-name="T3">)</text:span>/move_player_02.o <text:span text:style-name="T4">\</text:span></text:p>
      <text:p text:style-name="P1"><text:span text:style-name="T3">$(</text:span><text:span text:style-name="T1">OBJ_DIR</text:span><text:span text:style-name="T3">)</text:span>/main.o <text:span text:style-name="T4">\</text:span></text:p>
      <text:p text:style-name="P1"><text:span text:style-name="T3">$(</text:span><text:span text:style-name="T1">OBJ_DIR</text:span><text:span text:style-name="T3">)</text:span>/error_exit.o<text:span text:style-name="T4">\</text:span></text:p>
      <text:p text:style-name="P1"><text:span text:style-name="T3">$(</text:span><text:span text:style-name="T1">OBJ_DIR</text:span><text:span text:style-name="T3">)</text:span>/utils.o<text:span text:style-name="T4">\</text:span></text:p>
      <text:p text:style-name="P4"/>
      <text:p text:style-name="P1"><text:span text:style-name="T1">INCLUDE</text:span> = so_long.h</text:p>
      <text:p text:style-name="P4"/>
      <text:p text:style-name="P1"><text:span text:style-name="T1">OS</text:span> = <text:span text:style-name="T3">$(</text:span><text:span text:style-name="T5">shell</text:span><text:span text:style-name="T3"> uname)</text:span></text:p>
      <text:p text:style-name="P1"><text:span text:style-name="T6">ifeq</text:span> (<text:span text:style-name="T3">$(</text:span><text:span text:style-name="T1">OS</text:span><text:span text:style-name="T3">)</text:span>, Linux)</text:p>
      <text:p text:style-name="P1">MLX_FLAGS = -lglfw -lm -ldl -lX11 -lpthread -lXrandr -lXi</text:p>
      <text:p text:style-name="P3">else</text:p>
      <text:p text:style-name="P1">MLX_FLAGS = -framework Cocoa -framework OpenGL -framework IOKit -lglfw</text:p>
      <text:p text:style-name="P3">endif</text:p>
      <text:p text:style-name="P4"/>
      <text:p text:style-name="P1"><text:span text:style-name="T5">all</text:span>: <text:span text:style-name="T3">$(</text:span><text:span text:style-name="T1">NAME</text:span><text:span text:style-name="T3">)</text:span></text:p>
      <text:p text:style-name="P4"/>
      <text:p text:style-name="P1"><text:span text:style-name="T3">$(</text:span><text:span text:style-name="T1">NAME</text:span><text:span text:style-name="T3">)</text:span>: <text:span text:style-name="T3">$(</text:span><text:span text:style-name="T1">LIBFTA</text:span><text:span text:style-name="T3">)</text:span> <text:span text:style-name="T3">$(</text:span><text:span text:style-name="T1">MLX42</text:span><text:span text:style-name="T3">)</text:span> <text:span text:style-name="T3">$(</text:span><text:span text:style-name="T1">FT_PRINTF</text:span><text:span text:style-name="T3">)</text:span> <text:span text:style-name="T3">$(</text:span><text:span text:style-name="T1">OBJS</text:span><text:span text:style-name="T3">)</text:span></text:p>
      <text:p text:style-name="P1"><text:span text:style-name="T6">@</text:span><text:span text:style-name="T3">$(</text:span><text:span text:style-name="T1">CC</text:span><text:span text:style-name="T3">)</text:span> <text:span text:style-name="T3">$(</text:span><text:span text:style-name="T1">CFLAGS</text:span><text:span text:style-name="T3">)</text:span> <text:span text:style-name="T3">$(</text:span><text:span text:style-name="T1">OBJS</text:span><text:span text:style-name="T3">)</text:span> <text:span text:style-name="T3">$(</text:span><text:span text:style-name="T1">LIBFTA</text:span><text:span text:style-name="T3">)</text:span> <text:span text:style-name="T3">$(</text:span><text:span text:style-name="T1">FT_PRINTF</text:span><text:span text:style-name="T3">)</text:span> <text:span text:style-name="T3">$(</text:span><text:span text:style-name="T1">MLX42</text:span><text:span text:style-name="T3">)</text:span> <text:span text:style-name="T3">$(</text:span><text:span text:style-name="T1">MLX_FLAGS</text:span><text:span text:style-name="T3">)</text:span> -I<text:span text:style-name="T3">$(</text:span><text:span text:style-name="T1">MLX42_INC</text:span><text:span text:style-name="T3">)</text:span> -o <text:span text:style-name="T3">$(</text:span><text:span text:style-name="T1">NAME</text:span><text:span text:style-name="T3">)</text:span></text:p>
      <text:p text:style-name="P1"><text:soft-page-break/><text:span text:style-name="T6">@</text:span>echo " Compilado so_long\n"</text:p>
      <text:p text:style-name="P4"/>
      <text:p text:style-name="P1"><text:span text:style-name="T3">$(</text:span><text:span text:style-name="T1">LIBFTA</text:span><text:span text:style-name="T3">)</text:span>:</text:p>
      <text:p text:style-name="P1"><text:span text:style-name="T6">@</text:span>make -C <text:span text:style-name="T3">$(</text:span><text:span text:style-name="T1">LIBFT_DIR</text:span><text:span text:style-name="T3">)</text:span></text:p>
      <text:p text:style-name="P1"><text:span text:style-name="T6">@</text:span>echo " Compilado LIBFT\n"</text:p>
      <text:p text:style-name="P4"/>
      <text:p text:style-name="P1"><text:span text:style-name="T3">$(</text:span><text:span text:style-name="T1">FT_PRINTF</text:span><text:span text:style-name="T3">)</text:span>:</text:p>
      <text:p text:style-name="P1"><text:span text:style-name="T6">@</text:span>make -C <text:span text:style-name="T3">$(</text:span><text:span text:style-name="T1">FT_PRINTF_DIR</text:span><text:span text:style-name="T3">)</text:span></text:p>
      <text:p text:style-name="P1"><text:span text:style-name="T6">@</text:span>echo " Compilado LIBFT_PRINTF\n"</text:p>
      <text:p text:style-name="P4"/>
      <text:p text:style-name="P1"><text:span text:style-name="T3">$(</text:span><text:span text:style-name="T1">MLX42</text:span><text:span text:style-name="T3">)</text:span>:</text:p>
      <text:p text:style-name="P1"><text:span text:style-name="T6">@</text:span>cmake -B <text:span text:style-name="T3">$(</text:span><text:span text:style-name="T1">MLX42_DIR</text:span><text:span text:style-name="T3">)</text:span>/build <text:span text:style-name="T3">$(</text:span><text:span text:style-name="T1">MLX42_DIR</text:span><text:span text:style-name="T3">)</text:span></text:p>
      <text:p text:style-name="P1"><text:span text:style-name="T6">@</text:span>cmake --build <text:span text:style-name="T3">$(</text:span><text:span text:style-name="T1">MLX42_DIR</text:span><text:span text:style-name="T3">)</text:span>/build</text:p>
      <text:p text:style-name="P1"><text:span text:style-name="T6">@</text:span>echo " Compilado MLX42\n"</text:p>
      <text:p text:style-name="P4"/>
      <text:p text:style-name="P1"><text:span text:style-name="T3">$(</text:span><text:span text:style-name="T1">OBJ_DIR</text:span><text:span text:style-name="T3">)</text:span>/%.o: <text:span text:style-name="T3">$(</text:span><text:span text:style-name="T1">SRC_DIR</text:span><text:span text:style-name="T3">)</text:span>/%.c <text:span text:style-name="T3">$(</text:span><text:span text:style-name="T1">INCLUDE</text:span><text:span text:style-name="T3">)</text:span></text:p>
      <text:p text:style-name="P1"><text:span text:style-name="T6">@</text:span>mkdir -p <text:span text:style-name="T3">$(</text:span><text:span text:style-name="T1">OBJ_DIR</text:span><text:span text:style-name="T3">)</text:span></text:p>
      <text:p text:style-name="P1"><text:span text:style-name="T6">@</text:span><text:span text:style-name="T3">$(</text:span><text:span text:style-name="T1">CC</text:span><text:span text:style-name="T3">)</text:span> <text:span text:style-name="T3">$(</text:span><text:span text:style-name="T1">CFLAGS</text:span><text:span text:style-name="T3">)</text:span> -I. -c <text:span text:style-name="T1">$&lt;</text:span> -o <text:span text:style-name="T1">$@</text:span></text:p>
      <text:p text:style-name="P4"/>
      <text:p text:style-name="P1"><text:span text:style-name="T5">clean</text:span>:</text:p>
      <text:p text:style-name="P1"><text:span text:style-name="T6">@</text:span><text:span text:style-name="T3">$(</text:span><text:span text:style-name="T1">RM</text:span><text:span text:style-name="T3">)</text:span> <text:span text:style-name="T3">$(</text:span><text:span text:style-name="T1">OBJS</text:span><text:span text:style-name="T3">)</text:span></text:p>
      <text:p text:style-name="P1"><text:span text:style-name="T6">@</text:span>rm -rf <text:span text:style-name="T3">$(</text:span><text:span text:style-name="T1">OBJ_DIR</text:span><text:span text:style-name="T3">)</text:span></text:p>
      <text:p text:style-name="P1"><text:span text:style-name="T6">@</text:span>make clean -C <text:span text:style-name="T3">$(</text:span><text:span text:style-name="T1">LIBFT_DIR</text:span><text:span text:style-name="T3">)</text:span></text:p>
      <text:p text:style-name="P1"><text:span text:style-name="T6">@</text:span>make clean -C <text:span text:style-name="T3">$(</text:span><text:span text:style-name="T1">FT_PRINTF_DIR</text:span><text:span text:style-name="T3">)</text:span></text:p>
      <text:p text:style-name="P1"><text:span text:style-name="T6">@</text:span>echo " Limpieza de archivos objeto."</text:p>
      <text:p text:style-name="P4"/>
      <text:p text:style-name="P1"><text:span text:style-name="T5">fclean</text:span>: clean</text:p>
      <text:p text:style-name="P1"><text:span text:style-name="T6">@</text:span><text:span text:style-name="T3">$(</text:span><text:span text:style-name="T1">RM</text:span><text:span text:style-name="T3">)</text:span> <text:span text:style-name="T3">$(</text:span><text:span text:style-name="T1">NAME</text:span><text:span text:style-name="T3">)</text:span></text:p>
      <text:p text:style-name="P1"><text:span text:style-name="T6">@</text:span>rm -rf <text:span text:style-name="T3">$(</text:span><text:span text:style-name="T1">MLX42_DIR</text:span><text:span text:style-name="T3">)</text:span>/build</text:p>
      <text:p text:style-name="P1"><text:span text:style-name="T6">@</text:span>make fclean -C <text:span text:style-name="T3">$(</text:span><text:span text:style-name="T1">LIBFT_DIR</text:span><text:span text:style-name="T3">)</text:span></text:p>
      <text:p text:style-name="P1"><text:span text:style-name="T6">@</text:span>make fclean -C <text:span text:style-name="T3">$(</text:span><text:span text:style-name="T1">FT_PRINTF_DIR</text:span><text:span text:style-name="T3">)</text:span></text:p>
      <text:p text:style-name="P1"><text:span text:style-name="T6">@</text:span>echo " Limpieza total (ejecutables y librerías)."</text:p>
      <text:p text:style-name="P4"/>
      <text:p text:style-name="P1"><text:span text:style-name="T5">re</text:span>: fclean all</text:p>
      <text:p text:style-name="P4"/>
      <text:p text:style-name="P1"><text:span text:style-name="T5">norminette</text:span>:</text:p>
      <text:p text:style-name="P1"><text:span text:style-name="T6">@</text:span>norminette <text:span text:style-name="T3">$(</text:span><text:span text:style-name="T1">SRCS</text:span><text:span text:style-name="T3">)</text:span> ./so_long.h</text:p>
      <text:p text:style-name="P4"/>
      <text:p text:style-name="P1"><text:span text:style-name="T5">.PHONY</text:span>: all clean fclean re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check_map_00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2:38 by kcanales #+# #+# */</text:p>
      <text:p text:style-name="P2">/* Updated: 2026/03/15 00:42:38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void</text:span> <text:span text:style-name="T5">check_map_file</text:span>(<text:span text:style-name="T4">char</text:span> <text:span text:style-name="T7">*</text:span><text:span text:style-name="T1">map_file</text:span>)</text:p>
      <text:p text:style-name="P1">{</text:p>
      <text:p text:style-name="P1"><text:span text:style-name="T4">size_t</text:span> len;</text:p>
      <text:p text:style-name="P4"/>
      <text:p text:style-name="P1">len <text:span text:style-name="T7">=</text:span> <text:span text:style-name="T5">ft_strlen</text:span>(map_file);</text:p>
      <text:p text:style-name="P1"><text:span text:style-name="T6">if</text:span> (len <text:span text:style-name="T7">==</text:span> <text:span text:style-name="T8">0</text:span>)</text:p>
      <text:p text:style-name="P1"><text:span text:style-name="T5">msg_and_exit</text:span>(<text:span text:style-name="T3">"Example: ./so_long map.ber"</text:span>);</text:p>
      <text:p text:style-name="P1"><text:soft-page-break/><text:span text:style-name="T6">if</text:span> (<text:span text:style-name="T5">ft_strncmp</text:span>(<text:span text:style-name="T7">&amp;</text:span><text:span text:style-name="T1">map_file</text:span>[len <text:span text:style-name="T7">-</text:span> <text:span text:style-name="T8">4</text:span>], <text:span text:style-name="T3">".ber"</text:span>, <text:span text:style-name="T8">4</text:span>))</text:p>
      <text:p text:style-name="P1"><text:span text:style-name="T5">msg_and_exit</text:span>(<text:span text:style-name="T3">"Only files with the .ber extension?"</text:span>);</text:p>
      <text:p text:style-name="P1">}</text:p>
      <text:p text:style-name="P4"/>
      <text:p text:style-name="P1"><text:span text:style-name="T4">char</text:span> <text:span text:style-name="T7">*</text:span><text:span text:style-name="T5">read_map</text:span>(<text:span text:style-name="T4">char</text:span> <text:span text:style-name="T7">*</text:span><text:span text:style-name="T1">map_line</text:span>)</text:p>
      <text:p text:style-name="P1">{</text:p>
      <text:p text:style-name="P1"><text:span text:style-name="T4">char</text:span> <text:span text:style-name="T7">*</text:span>line;</text:p>
      <text:p text:style-name="P1"><text:span text:style-name="T4">char</text:span> <text:span text:style-name="T7">*</text:span>line_joined;</text:p>
      <text:p text:style-name="P1"><text:span text:style-name="T4">char</text:span> <text:span text:style-name="T7">*</text:span>temp;</text:p>
      <text:p text:style-name="P1"><text:span text:style-name="T4">int</text:span> fd;</text:p>
      <text:p text:style-name="P4"/>
      <text:p text:style-name="P1">fd <text:span text:style-name="T7">=</text:span> <text:span text:style-name="T5">open</text:span>(map_line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Something went wrong with the map file"</text:span>);</text:p>
      <text:p text:style-name="P1">line_joined <text:span text:style-name="T7">=</text:span> <text:span text:style-name="T5">ft_calloc</text:span>(<text:span text:style-name="T8">1</text:span>, <text:span text:style-name="T4">sizeof</text:span>(<text:span text:style-name="T4">char</text:span>));</text:p>
      <text:p text:style-name="P1"><text:span text:style-name="T6">if</text:span> (<text:span text:style-name="T7">!</text:span>line_joined)</text:p>
      <text:p text:style-name="P1"><text:span text:style-name="T5">error_and_exit</text:span>(<text:span text:style-name="T3">"Calloc failed"</text:span>);</text:p>
      <text:p text:style-name="P1"><text:span text:style-name="T6">while</text:span> (<text:span text:style-name="T8">1</text:span>)</text:p>
      <text:p text:style-name="P1">{</text:p>
      <text:p text:style-name="P1">line <text:span text:style-name="T7">=</text:span> <text:span text:style-name="T5">get_next_line</text:span> (fd);</text:p>
      <text:p text:style-name="P1"><text:span text:style-name="T6">if</text:span> (line)</text:p>
      <text:p text:style-name="P1">{</text:p>
      <text:p text:style-name="P1">temp <text:span text:style-name="T7">=</text:span> <text:span text:style-name="T5">ft_strjoin</text:span>(line_joined, line);</text:p>
      <text:p text:style-name="P1"><text:span text:style-name="T5">free</text:span>(line_joined);</text:p>
      <text:p text:style-name="P1">line_joined <text:span text:style-name="T7">=</text:span> temp;</text:p>
      <text:p text:style-name="P1"><text:span text:style-name="T5">free</text:span>(line);</text:p>
      <text:p text:style-name="P1">}</text:p>
      <text:p text:style-name="P3">else</text:p>
      <text:p text:style-name="P1"><text:span text:style-name="T6">break</text:span> ;</text:p>
      <text:p text:style-name="P1">}</text:p>
      <text:p text:style-name="P1"><text:span text:style-name="T6">return</text:span> (<text:span text:style-name="T5">close</text:span>(fd), line_joined);</text:p>
      <text:p text:style-name="P1">}</text:p>
      <text:p text:style-name="P4"/>
      <text:p text:style-name="P1"><text:span text:style-name="T4">char</text:span> <text:span text:style-name="T7">**</text:span><text:span text:style-name="T5">check_map</text:span>(<text:span text:style-name="T4">char</text:span> <text:span text:style-name="T7">*</text:span><text:span text:style-name="T1">map</text:span>)</text:p>
      <text:p text:style-name="P1">{</text:p>
      <text:p text:style-name="P1"><text:span text:style-name="T4">char</text:span> <text:span text:style-name="T7">*</text:span>map_line;</text:p>
      <text:p text:style-name="P1"><text:span text:style-name="T4">char</text:span> <text:span text:style-name="T7">**</text:span>map_array;</text:p>
      <text:p text:style-name="P4"/>
      <text:p text:style-name="P1"><text:span text:style-name="T5">check_map_file</text:span>(map);</text:p>
      <text:p text:style-name="P1">map_line <text:span text:style-name="T7">=</text:span> <text:span text:style-name="T5">read_map</text:span>(map);</text:p>
      <text:p text:style-name="P1"><text:span text:style-name="T5">check_map_content</text:span>(map_line);</text:p>
      <text:p text:style-name="P1">map_array <text:span text:style-name="T7">=</text:span> <text:span text:style-name="T5">ft_split</text:span>(map_line, <text:span text:style-name="T3">'</text:span><text:span text:style-name="T4">\n</text:span><text:span text:style-name="T3">'</text:span>);</text:p>
      <text:p text:style-name="P1"><text:span text:style-name="T6">if</text:span> (<text:span text:style-name="T7">!</text:span>map_array)</text:p>
      <text:p text:style-name="P1"><text:span text:style-name="T5">error_map_free</text:span>(<text:span text:style-name="T3">"ft_split"</text:span>, map_line, <text:span text:style-name="T8">0</text:span>);</text:p>
      <text:p text:style-name="P1"><text:span text:style-name="T5">free</text:span>(map_line);</text:p>
      <text:p text:style-name="P1"><text:span text:style-name="T5">check_map_shape</text:span>(map_array);</text:p>
      <text:p text:style-name="P1"><text:span text:style-name="T5">check_map_wall</text:span>(map_array);</text:p>
      <text:p text:style-name="P1"><text:span text:style-name="T6">return</text:span> (map_array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check_map_01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2:51 by kcanales #+# #+# */</text:p>
      <text:p text:style-name="P2">/* Updated: 2026/03/15 00:42:51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oft-page-break/><text:span text:style-name="T6">#include</text:span><text:span text:style-name="T4"> </text:span><text:span text:style-name="T3">"so_long.h"</text:span></text:p>
      <text:p text:style-name="P4"/>
      <text:p text:style-name="P1"><text:span text:style-name="T4">static</text:span> <text:span text:style-name="T4">int</text:span> <text:span text:style-name="T5">check_map_line_empty</text:span>(<text:span text:style-name="T4">char</text:span> <text:span text:style-name="T7">*</text:span><text:span text:style-name="T1">map_line</text:span>)</text:p>
      <text:p text:style-name="P1">{</text:p>
      <text:p text:style-name="P1"><text:span text:style-name="T4">int</text:span> i;</text:p>
      <text:p text:style-name="P4"/>
      <text:p text:style-name="P1"><text:span text:style-name="T6">if</text:span> (<text:span text:style-name="T7">!</text:span>map_line <text:span text:style-name="T7">||</text:span> <text:span text:style-name="T7">!</text:span><text:span text:style-name="T1">map_line</text:span>[<text:span text:style-name="T8">0</text:span>] <text:span text:style-name="T7">||</text:span> <text:span text:style-name="T1">map_line</text:span>[<text:span text:style-name="T8">0</text:span>] <text:span text:style-name="T7">==</text:span> <text:span text:style-name="T3">'</text:span><text:span text:style-name="T4">\n</text:span><text:span text:style-name="T3">'</text:span>)</text:p>
      <text:p text:style-name="P1"><text:span text:style-name="T6">return</text:span> (<text:span text:style-name="T4">FALSE</text:span>);</text:p>
      <text:p text:style-name="P1">i <text:span text:style-name="T7">=</text:span> <text:span text:style-name="T8">0</text:span>;</text:p>
      <text:p text:style-name="P1"><text:span text:style-name="T6">while</text:span> (<text:span text:style-name="T1">map_line</text:span>[i])</text:p>
      <text:p text:style-name="P1">{</text:p>
      <text:p text:style-name="P1"><text:span text:style-name="T6">if</text:span> (<text:span text:style-name="T1">map_line</text:span>[i] <text:span text:style-name="T7">==</text:span> <text:span text:style-name="T3">'</text:span><text:span text:style-name="T4">\n</text:span><text:span text:style-name="T3">'</text:span> <text:span text:style-name="T7">&amp;&amp;</text:span> <text:span text:style-name="T1">map_line</text:span>[i <text:span text:style-name="T7">+</text:span> <text:span text:style-name="T8">1</text:span>] <text:span text:style-name="T7">==</text:span> <text:span text:style-name="T3">'</text:span><text:span text:style-name="T4">\n</text:span><text:span text:style-name="T3">'</text:span>)</text:p>
      <text:p text:style-name="P1"><text:span text:style-name="T6">return</text:span> (<text:span text:style-name="T4">FALSE</text:span>);</text:p>
      <text:p text:style-name="P1"><text:span text:style-name="T6">if</text:span> (<text:span text:style-name="T1">map_line</text:span>[i] <text:span text:style-name="T7">==</text:span> <text:span text:style-name="T3">'</text:span><text:span text:style-name="T4">\n</text:span><text:span text:style-name="T3">'</text:span> <text:span text:style-name="T7">&amp;&amp;</text:span> <text:span text:style-name="T1">map_line</text:span>[i <text:span text:style-name="T7">+</text:span> <text:span text:style-name="T8">1</text:span>] <text:span text:style-name="T7">==</text:span> <text:span text:style-name="T3">'</text:span><text:span text:style-name="T4">\0</text:span><text:span text:style-name="T3">'</text:span>)</text:p>
      <text:p text:style-name="P1"><text:span text:style-name="T6">return</text:span> (<text:span text:style-name="T4">FALSE</text:span>);</text:p>
      <text:p text:style-name="P1">i<text:span text:style-name="T7">++</text:span>;</text:p>
      <text:p text:style-name="P1">}</text:p>
      <text:p text:style-name="P1"><text:span text:style-name="T6">return</text:span> (<text:span text:style-name="T4">TRUE</text:span>);</text:p>
      <text:p text:style-name="P1">}</text:p>
      <text:p text:style-name="P4"/>
      <text:p text:style-name="P1"><text:span text:style-name="T4">void</text:span> <text:span text:style-name="T5">check_map_content</text:span>(<text:span text:style-name="T4">char</text:span> <text:span text:style-name="T7">*</text:span><text:span text:style-name="T1">map_line</text:span>)</text:p>
      <text:p text:style-name="P1">{</text:p>
      <text:p text:style-name="P1"><text:span text:style-name="T4">int</text:span> i;</text:p>
      <text:p text:style-name="P1"><text:span text:style-name="T4">int</text:span> player;</text:p>
      <text:p text:style-name="P1"><text:span text:style-name="T4">int</text:span> exit;</text:p>
      <text:p text:style-name="P1"><text:span text:style-name="T4">int</text:span> collectible;</text:p>
      <text:p text:style-name="P4"/>
      <text:p text:style-name="P1"><text:span text:style-name="T6">if</text:span> (<text:span text:style-name="T5">check_map_line_empty</text:span>(map_line) <text:span text:style-name="T7">==</text:span> <text:span text:style-name="T4">FALSE</text:span>)</text:p>
      <text:p text:style-name="P1"><text:span text:style-name="T5">error_map_free</text:span>(<text:span text:style-name="T3">"The map has empty parts"</text:span>, map_line, <text:span text:style-name="T8">0</text:span>);</text:p>
      <text:p text:style-name="P1">i <text:span text:style-name="T7">=</text:span> <text:span text:style-name="T8">0</text:span>;</text:p>
      <text:p text:style-name="P1">player <text:span text:style-name="T7">=</text:span> <text:span text:style-name="T8">0</text:span>;</text:p>
      <text:p text:style-name="P1">exit <text:span text:style-name="T7">=</text:span> <text:span text:style-name="T8">0</text:span>;</text:p>
      <text:p text:style-name="P1">collectible <text:span text:style-name="T7">=</text:span> <text:span text:style-name="T8">0</text:span>;</text:p>
      <text:p text:style-name="P1"><text:span text:style-name="T6">while</text:span> (<text:span text:style-name="T1">map_line</text:span>[i])</text:p>
      <text:p text:style-name="P1">{</text:p>
      <text:p text:style-name="P1"><text:span text:style-name="T6">if</text:span> (<text:span text:style-name="T1">map_line</text:span>[i] <text:span text:style-name="T7">==</text:span> PLAYER)</text:p>
      <text:p text:style-name="P1">player<text:span text:style-name="T7">++</text:span>;</text:p>
      <text:p text:style-name="P1"><text:span text:style-name="T6">if</text:span> (<text:span text:style-name="T1">map_line</text:span>[i] <text:span text:style-name="T7">==</text:span> EXIT)</text:p>
      <text:p text:style-name="P1">exit<text:span text:style-name="T7">++</text:span>;</text:p>
      <text:p text:style-name="P1"><text:span text:style-name="T6">if</text:span> (<text:span text:style-name="T1">map_line</text:span>[i] <text:span text:style-name="T7">==</text:span> COLLECTIBLE)</text:p>
      <text:p text:style-name="P1">collectible<text:span text:style-name="T7">++</text:span>;</text:p>
      <text:p text:style-name="P1"><text:span text:style-name="T6">else</text:span> <text:span text:style-name="T6">if</text:span> (<text:span text:style-name="T7">!</text:span>(<text:span text:style-name="T5">ft_strchr</text:span>(<text:span text:style-name="T3">"01PEC</text:span><text:span text:style-name="T4">\n</text:span><text:span text:style-name="T3">"</text:span>, <text:span text:style-name="T1">map_line</text:span>[i])))</text:p>
      <text:p text:style-name="P1"><text:span text:style-name="T5">error_map_free</text:span>(<text:span text:style-name="T3">"Wrong character in the map"</text:span>, map_line, <text:span text:style-name="T8">0</text:span>);</text:p>
      <text:p text:style-name="P1">i<text:span text:style-name="T7">++</text:span>;</text:p>
      <text:p text:style-name="P1">}</text:p>
      <text:p text:style-name="P1"><text:span text:style-name="T6">if</text:span> (player <text:span text:style-name="T7">!=</text:span> <text:span text:style-name="T8">1</text:span> <text:span text:style-name="T7">||</text:span> exit <text:span text:style-name="T7">!=</text:span> <text:span text:style-name="T8">1</text:span> <text:span text:style-name="T7">||</text:span> collectible <text:span text:style-name="T7">&lt;</text:span> <text:span text:style-name="T8">1</text:span>)</text:p>
      <text:p text:style-name="P1"><text:span text:style-name="T5">error_map_free</text:span>(<text:span text:style-name="T3">"Invalid map configuration"</text:span>, map_line, <text:span text:style-name="T8">0</text:span>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check_map_02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3:01 by kcanales #+# #+# */</text:p>
      <text:p text:style-name="P2">/* Updated: 2026/03/15 00:43:01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><text:soft-page-break/></text:p>
      <text:p text:style-name="P1"><text:span text:style-name="T4">void</text:span> <text:span text:style-name="T5">check_map_shape</text:span>(<text:span text:style-name="T4">char</text:span> <text:span text:style-name="T7">**</text:span><text:span text:style-name="T1">map_array</text:span>)</text:p>
      <text:p text:style-name="P1">{</text:p>
      <text:p text:style-name="P1"><text:span text:style-name="T4">size_t</text:span> i;</text:p>
      <text:p text:style-name="P1"><text:span text:style-name="T4">size_t</text:span> len;</text:p>
      <text:p text:style-name="P4"/>
      <text:p text:style-name="P1">len <text:span text:style-name="T7">=</text:span> <text:span text:style-name="T5">ft_strlen</text:span>(<text:span text:style-name="T1">map_array</text:span>[<text:span text:style-name="T8">0</text:span>]);</text:p>
      <text:p text:style-name="P1">i <text:span text:style-name="T7">=</text:span> <text:span text:style-name="T8">1</text:span>;</text:p>
      <text:p text:style-name="P1"><text:span text:style-name="T6">while</text:span> (<text:span text:style-name="T1">map_array</text:span>[i])</text:p>
      <text:p text:style-name="P1">{</text:p>
      <text:p text:style-name="P1"><text:span text:style-name="T6">if</text:span> (<text:span text:style-name="T5">ft_strlen</text:span>(<text:span text:style-name="T1">map_array</text:span>[i]) <text:span text:style-name="T7">!=</text:span> len)</text:p>
      <text:p text:style-name="P1"><text:span text:style-name="T5">error_map_free</text:span>(<text:span text:style-name="T3">"Map is not a rectangle"</text:span>, <text:span text:style-name="T8">0</text:span>, map_array);</text:p>
      <text:p text:style-name="P1">i<text:span text:style-name="T7">++</text:span>;</text:p>
      <text:p text:style-name="P1">}</text:p>
      <text:p text:style-name="P1">}</text:p>
      <text:p text:style-name="P4"/>
      <text:p text:style-name="P1"><text:span text:style-name="T4">static</text:span> <text:span text:style-name="T4">void</text:span> <text:span text:style-name="T5">check_top_bottom_walls</text:span>(<text:span text:style-name="T4">char</text:span> <text:span text:style-name="T7">**</text:span><text:span text:style-name="T1">map_array</text:span>)</text:p>
      <text:p text:style-name="P1">{</text:p>
      <text:p text:style-name="P1"><text:span text:style-name="T4">size_t</text:span> i;</text:p>
      <text:p text:style-name="P1"><text:span text:style-name="T4">size_t</text:span> j;</text:p>
      <text:p text:style-name="P4"/>
      <text:p text:style-name="P1">i <text:span text:style-name="T7">=</text:span> <text:span text:style-name="T8">0</text:span>;</text:p>
      <text:p text:style-name="P1"><text:span text:style-name="T6">while</text:span> (<text:span text:style-name="T1">map_array</text:span>[<text:span text:style-name="T8">0</text:span>][i])</text:p>
      <text:p text:style-name="P1">{</text:p>
      <text:p text:style-name="P1"><text:span text:style-name="T6">if</text:span> (<text:span text:style-name="T1">map_array</text:span>[<text:span text:style-name="T8">0</text:span>][i] <text:span text:style-name="T7">!=</text:span> WALL)</text:p>
      <text:p text:style-name="P1"><text:span text:style-name="T5">error_map_free</text:span>(<text:span text:style-name="T3">"The map has no walls"</text:span>, <text:span text:style-name="T8">0</text:span>, map_array);</text:p>
      <text:p text:style-name="P1">i<text:span text:style-name="T7">++</text:span>;</text:p>
      <text:p text:style-name="P1">}</text:p>
      <text:p text:style-name="P1">j <text:span text:style-name="T7">=</text:span> <text:span text:style-name="T8">0</text:span>;</text:p>
      <text:p text:style-name="P1"><text:span text:style-name="T6">while</text:span> (<text:span text:style-name="T1">map_array</text:span>[j])</text:p>
      <text:p text:style-name="P1">j<text:span text:style-name="T7">++</text:span>;</text:p>
      <text:p text:style-name="P1">j <text:span text:style-name="T7">=</text:span> j <text:span text:style-name="T7">-</text:span> <text:span text:style-name="T8">1</text:span>;</text:p>
      <text:p text:style-name="P1">i <text:span text:style-name="T7">=</text:span> <text:span text:style-name="T8">0</text:span>;</text:p>
      <text:p text:style-name="P1"><text:span text:style-name="T6">while</text:span> (<text:span text:style-name="T1">map_array</text:span>[j][i])</text:p>
      <text:p text:style-name="P1">{</text:p>
      <text:p text:style-name="P1"><text:span text:style-name="T6">if</text:span> (<text:span text:style-name="T1">map_array</text:span>[j][i] <text:span text:style-name="T7">!=</text:span> WALL)</text:p>
      <text:p text:style-name="P1"><text:span text:style-name="T5">error_map_free</text:span>(<text:span text:style-name="T3">"The map has no walls"</text:span>, <text:span text:style-name="T8">0</text:span>, map_array);</text:p>
      <text:p text:style-name="P1">i<text:span text:style-name="T7">++</text:span>;</text:p>
      <text:p text:style-name="P1">}</text:p>
      <text:p text:style-name="P1">}</text:p>
      <text:p text:style-name="P4"/>
      <text:p text:style-name="P1"><text:span text:style-name="T4">static</text:span> <text:span text:style-name="T4">void</text:span> <text:span text:style-name="T5">check_side_walls</text:span>(<text:span text:style-name="T4">char</text:span> <text:span text:style-name="T7">**</text:span><text:span text:style-name="T1">map_array</text:span>)</text:p>
      <text:p text:style-name="P1">{</text:p>
      <text:p text:style-name="P1"><text:span text:style-name="T4">size_t</text:span> i;</text:p>
      <text:p text:style-name="P1"><text:span text:style-name="T4">size_t</text:span> j;</text:p>
      <text:p text:style-name="P4"/>
      <text:p text:style-name="P1">j <text:span text:style-name="T7">=</text:span> <text:span text:style-name="T8">0</text:span>;</text:p>
      <text:p text:style-name="P1"><text:span text:style-name="T6">while</text:span> (<text:span text:style-name="T1">map_array</text:span>[j])</text:p>
      <text:p text:style-name="P1">{</text:p>
      <text:p text:style-name="P1"><text:span text:style-name="T6">if</text:span> (<text:span text:style-name="T1">map_array</text:span>[j][<text:span text:style-name="T8">0</text:span>] <text:span text:style-name="T7">!=</text:span> WALL)</text:p>
      <text:p text:style-name="P1"><text:span text:style-name="T5">error_map_free</text:span>(<text:span text:style-name="T3">"The map has no walls"</text:span>, <text:span text:style-name="T8">0</text:span>, map_array);</text:p>
      <text:p text:style-name="P1">j<text:span text:style-name="T7">++</text:span>;</text:p>
      <text:p text:style-name="P1">}</text:p>
      <text:p text:style-name="P1">i <text:span text:style-name="T7">=</text:span> <text:span text:style-name="T5">ft_strlen</text:span>(<text:span text:style-name="T1">map_array</text:span>[<text:span text:style-name="T8">0</text:span>]) <text:span text:style-name="T7">-</text:span> <text:span text:style-name="T8">1</text:span>;</text:p>
      <text:p text:style-name="P1">j <text:span text:style-name="T7">=</text:span> <text:span text:style-name="T8">0</text:span>;</text:p>
      <text:p text:style-name="P1"><text:span text:style-name="T6">while</text:span> (<text:span text:style-name="T1">map_array</text:span>[j])</text:p>
      <text:p text:style-name="P1">{</text:p>
      <text:p text:style-name="P1"><text:span text:style-name="T6">if</text:span> (<text:span text:style-name="T1">map_array</text:span>[j][i] <text:span text:style-name="T7">!=</text:span> WALL)</text:p>
      <text:p text:style-name="P1"><text:span text:style-name="T5">error_map_free</text:span>(<text:span text:style-name="T3">"The map has no walls"</text:span>, <text:span text:style-name="T8">0</text:span>, map_array);</text:p>
      <text:p text:style-name="P1">j<text:span text:style-name="T7">++</text:span>;</text:p>
      <text:p text:style-name="P1">}</text:p>
      <text:p text:style-name="P1">}</text:p>
      <text:p text:style-name="P4"><text:soft-page-break/></text:p>
      <text:p text:style-name="P1"><text:span text:style-name="T4">void</text:span> <text:span text:style-name="T5">check_map_wall</text:span>(<text:span text:style-name="T4">char</text:span> <text:span text:style-name="T7">**</text:span><text:span text:style-name="T1">map_array</text:span>)</text:p>
      <text:p text:style-name="P1">{</text:p>
      <text:p text:style-name="P1"><text:span text:style-name="T5">check_top_bottom_walls</text:span>(map_array);</text:p>
      <text:p text:style-name="P1"><text:span text:style-name="T5">check_side_walls</text:span>(map_array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check_map_03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18:01:11 by kcanales #+# #+# */</text:p>
      <text:p text:style-name="P2">/* Updated: 2026/03/15 18:01:11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static</text:span> <text:span text:style-name="T4">char</text:span> <text:span text:style-name="T7">**</text:span><text:span text:style-name="T5">copy_map</text:span>(t_game <text:span text:style-name="T7">*</text:span><text:span text:style-name="T1">game</text:span>)</text:p>
      <text:p text:style-name="P1">{</text:p>
      <text:p text:style-name="P1"><text:span text:style-name="T4">char</text:span> <text:span text:style-name="T7">**</text:span>copy;</text:p>
      <text:p text:style-name="P1"><text:span text:style-name="T4">size_t</text:span> j;</text:p>
      <text:p text:style-name="P4"/>
      <text:p text:style-name="P1">copy <text:span text:style-name="T7">=</text:span> <text:span text:style-name="T5">ft_calloc</text:span>(<text:span text:style-name="T1">game</text:span>-&gt;<text:span text:style-name="T1">map_height</text:span> <text:span text:style-name="T7">+</text:span> <text:span text:style-name="T8">1</text:span>, <text:span text:style-name="T4">sizeof</text:span>(<text:span text:style-name="T4">char</text:span> <text:span text:style-name="T7">*</text:span>));</text:p>
      <text:p text:style-name="P1"><text:span text:style-name="T6">if</text:span> (<text:span text:style-name="T7">!</text:span>copy)</text:p>
      <text:p text:style-name="P1"><text:span text:style-name="T5">error_and_free_struct</text:span>(game, <text:span text:style-name="T3">"Calloc failed"</text:span>, <text:span text:style-name="T4">true</text:span>);</text:p>
      <text:p text:style-name="P1">j <text:span text:style-name="T7">=</text:span> <text:span text:style-name="T8">0</text:span>;</text:p>
      <text:p text:style-name="P1"><text:span text:style-name="T6">while</text:span> (j <text:span text:style-name="T7">&lt;</text:span> <text:span text:style-name="T1">game</text:span>-&gt;<text:span text:style-name="T1">map_height</text:span>)</text:p>
      <text:p text:style-name="P1">{</text:p>
      <text:p text:style-name="P1"><text:span text:style-name="T1">copy</text:span>[j] <text:span text:style-name="T7">=</text:span> <text:span text:style-name="T5">ft_strdup</text:span>(<text:span text:style-name="T1">game</text:span>-&gt;<text:span text:style-name="T1">map</text:span>[j]);</text:p>
      <text:p text:style-name="P1"><text:span text:style-name="T6">if</text:span> (<text:span text:style-name="T7">!</text:span><text:span text:style-name="T1">copy</text:span>[j])</text:p>
      <text:p text:style-name="P1">{</text:p>
      <text:p text:style-name="P1"><text:span text:style-name="T5">free_matrix</text:span>(copy);</text:p>
      <text:p text:style-name="P1"><text:span text:style-name="T5">error_and_free_struct</text:span>(game, <text:span text:style-name="T3">"Strdup failed"</text:span>, <text:span text:style-name="T4">true</text:span>);</text:p>
      <text:p text:style-name="P1">}</text:p>
      <text:p text:style-name="P1">j<text:span text:style-name="T7">++</text:span>;</text:p>
      <text:p text:style-name="P1">}</text:p>
      <text:p text:style-name="P1"><text:span text:style-name="T1">copy</text:span>[j] <text:span text:style-name="T7">=</text:span> <text:span text:style-name="T4">NULL</text:span>;</text:p>
      <text:p text:style-name="P1"><text:span text:style-name="T6">return</text:span> (copy);</text:p>
      <text:p text:style-name="P1">}</text:p>
      <text:p text:style-name="P4"/>
      <text:p text:style-name="P1"><text:span text:style-name="T4">void</text:span> <text:span text:style-name="T5">flood_fill</text:span>(<text:span text:style-name="T4">char</text:span> <text:span text:style-name="T7">**</text:span><text:span text:style-name="T1">map_copy</text:span>, t_game <text:span text:style-name="T7">*</text:span><text:span text:style-name="T1">game</text:span>, <text:span text:style-name="T4">size_t</text:span> <text:span text:style-name="T1">x</text:span>, <text:span text:style-name="T4">size_t</text:span> <text:span text:style-name="T1">y</text:span>)</text:p>
      <text:p text:style-name="P1">{</text:p>
      <text:p text:style-name="P1"><text:span text:style-name="T6">if</text:span> (y <text:span text:style-name="T7">&gt;=</text:span> <text:span text:style-name="T1">game</text:span>-&gt;<text:span text:style-name="T1">map_height</text:span> <text:span text:style-name="T7">||</text:span> x <text:span text:style-name="T7">&gt;=</text:span> <text:span text:style-name="T1">game</text:span>-&gt;<text:span text:style-name="T1">map_width</text:span>)</text:p>
      <text:p text:style-name="P1"><text:span text:style-name="T6">return</text:span> ;</text:p>
      <text:p text:style-name="P1"><text:span text:style-name="T6">if</text:span> (<text:span text:style-name="T1">map_copy</text:span>[y][x] <text:span text:style-name="T7">==</text:span> EXIT)</text:p>
      <text:p text:style-name="P1"><text:span text:style-name="T1">map_copy</text:span>[y][x] <text:span text:style-name="T7">=</text:span> EXIT_OPEN;</text:p>
      <text:p text:style-name="P1"><text:span text:style-name="T6">if</text:span> (<text:span text:style-name="T1">map_copy</text:span>[y][x] <text:span text:style-name="T7">==</text:span> WALL <text:span text:style-name="T7">||</text:span> <text:span text:style-name="T1">map_copy</text:span>[y][x] <text:span text:style-name="T7">==</text:span> VERIFIED <text:span text:style-name="T7">||</text:span></text:p>
      <text:p text:style-name="P1"><text:span text:style-name="T1">map_copy</text:span>[y][x] <text:span text:style-name="T7">==</text:span> EXIT_OPEN)</text:p>
      <text:p text:style-name="P1"><text:span text:style-name="T6">return</text:span> ;</text:p>
      <text:p text:style-name="P1"><text:span text:style-name="T1">map_copy</text:span>[y][x] <text:span text:style-name="T7">=</text:span> VERIFIED;</text:p>
      <text:p text:style-name="P1"><text:span text:style-name="T5">flood_fill</text:span>(map_copy, game, x <text:span text:style-name="T7">+</text:span> <text:span text:style-name="T8">1</text:span>, y);</text:p>
      <text:p text:style-name="P1"><text:span text:style-name="T5">flood_fill</text:span>(map_copy, game, x <text:span text:style-name="T7">-</text:span> <text:span text:style-name="T8">1</text:span>, y);</text:p>
      <text:p text:style-name="P1"><text:span text:style-name="T5">flood_fill</text:span>(map_copy, game, x, y <text:span text:style-name="T7">+</text:span> <text:span text:style-name="T8">1</text:span>);</text:p>
      <text:p text:style-name="P1"><text:span text:style-name="T5">flood_fill</text:span>(map_copy, game, x, y <text:span text:style-name="T7">-</text:span> <text:span text:style-name="T8">1</text:span>);</text:p>
      <text:p text:style-name="P1">}</text:p>
      <text:p text:style-name="P4"/>
      <text:p text:style-name="P1"><text:span text:style-name="T4">static</text:span> <text:span text:style-name="T4">void</text:span> <text:span text:style-name="T5">control_map_fill</text:span>(t_game <text:span text:style-name="T7">*</text:span><text:span text:style-name="T1">game</text:span>, <text:span text:style-name="T4">char</text:span> <text:span text:style-name="T7">**</text:span><text:span text:style-name="T1">map_copy</text:span>)</text:p>
      <text:p text:style-name="P1">{</text:p>
      <text:p text:style-name="P1"><text:soft-page-break/><text:span text:style-name="T4">size_t</text:span> j;</text:p>
      <text:p text:style-name="P1"><text:span text:style-name="T4">size_t</text:span> i;</text:p>
      <text:p text:style-name="P4"/>
      <text:p text:style-name="P1">j <text:span text:style-name="T7">=</text:span> <text:span text:style-name="T8">0</text:span>;</text:p>
      <text:p text:style-name="P1"><text:span text:style-name="T6">if</text:span> (<text:span text:style-name="T1">map_copy</text:span>[<text:span text:style-name="T1">game</text:span>-&gt;<text:span text:style-name="T1">exit_y</text:span>][<text:span text:style-name="T1">game</text:span>-&gt;<text:span text:style-name="T1">exit_x</text:span>] <text:span text:style-name="T7">==</text:span> EXIT)</text:p>
      <text:p text:style-name="P1">{</text:p>
      <text:p text:style-name="P1"><text:span text:style-name="T5">free_matrix</text:span>(map_copy);</text:p>
      <text:p text:style-name="P1"><text:span text:style-name="T5">error_and_free_struct</text:span>(game, <text:span text:style-name="T3">"The exit is not reachable"</text:span>, <text:span text:style-name="T4">false</text:span>);</text:p>
      <text:p text:style-name="P1">}</text:p>
      <text:p text:style-name="P1"><text:span text:style-name="T6">while</text:span> (<text:span text:style-name="T1">map_copy</text:span>[j])</text:p>
      <text:p text:style-name="P1">{</text:p>
      <text:p text:style-name="P1">i <text:span text:style-name="T7">=</text:span> <text:span text:style-name="T8">0</text:span>;</text:p>
      <text:p text:style-name="P1"><text:span text:style-name="T6">while</text:span> (<text:span text:style-name="T1">map_copy</text:span>[j][i])</text:p>
      <text:p text:style-name="P1">{</text:p>
      <text:p text:style-name="P1"><text:span text:style-name="T6">if</text:span> (<text:span text:style-name="T1">map_copy</text:span>[j][i] <text:span text:style-name="T7">==</text:span> COLLECTIBLE)</text:p>
      <text:p text:style-name="P1">{</text:p>
      <text:p text:style-name="P1"><text:span text:style-name="T5">free_matrix</text:span>(map_copy);</text:p>
      <text:p text:style-name="P1"><text:span text:style-name="T5">error_and_free_struct</text:span>(game, <text:span text:style-name="T3">"Can't get collectibles"</text:span>, <text:span text:style-name="T4">false</text:span>);</text:p>
      <text:p text:style-name="P1">}</text:p>
      <text:p text:style-name="P1">i<text:span text:style-name="T7">++</text:span>;</text:p>
      <text:p text:style-name="P1">}</text:p>
      <text:p text:style-name="P1">j<text:span text:style-name="T7">++</text:span>;</text:p>
      <text:p text:style-name="P1">}</text:p>
      <text:p text:style-name="P1">}</text:p>
      <text:p text:style-name="P4"/>
      <text:p text:style-name="P1"><text:span text:style-name="T4">void</text:span> <text:span text:style-name="T5">check_map_final</text:span>(t_game <text:span text:style-name="T7">*</text:span><text:span text:style-name="T1">game</text:span>)</text:p>
      <text:p text:style-name="P1">{</text:p>
      <text:p text:style-name="P1"><text:span text:style-name="T4">char</text:span> <text:span text:style-name="T7">**</text:span>map_copy;</text:p>
      <text:p text:style-name="P1"><text:span text:style-name="T4">size_t</text:span> x;</text:p>
      <text:p text:style-name="P1"><text:span text:style-name="T4">size_t</text:span> y;</text:p>
      <text:p text:style-name="P4"/>
      <text:p text:style-name="P1">map_copy <text:span text:style-name="T7">=</text:span> <text:span text:style-name="T5">copy_map</text:span>(game);</text:p>
      <text:p text:style-name="P1">x <text:span text:style-name="T7">=</text:span> <text:span text:style-name="T1">game</text:span>-&gt;<text:span text:style-name="T1">player_x</text:span>;</text:p>
      <text:p text:style-name="P1">y <text:span text:style-name="T7">=</text:span> <text:span text:style-name="T1">game</text:span>-&gt;<text:span text:style-name="T1">player_y</text:span>;</text:p>
      <text:p text:style-name="P1"><text:span text:style-name="T5">flood_fill</text:span>(map_copy, game, x, y);</text:p>
      <text:p text:style-name="P1"><text:span text:style-name="T5">control_map_fill</text:span>(game, map_copy);</text:p>
      <text:p text:style-name="P1"><text:span text:style-name="T5">free_matrix</text:span>(map_copy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error_exit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3:21 by kcanales #+# #+# */</text:p>
      <text:p text:style-name="P2">/* Updated: 2026/03/16 19:33:10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void</text:span> <text:span text:style-name="T5">error_and_exit</text:span>(<text:span text:style-name="T4">char</text:span> <text:span text:style-name="T7">*</text:span><text:span text:style-name="T1">message</text:span>)</text:p>
      <text:p text:style-name="P1">{</text:p>
      <text:p text:style-name="P1"><text:span text:style-name="T5">ft_putendl_fd</text:span>(<text:span text:style-name="T3">"Error"</text:span>, <text:span text:style-name="T8">2</text:span>);</text:p>
      <text:p text:style-name="P1"><text:span text:style-name="T5">perror</text:span>(message);</text:p>
      <text:p text:style-name="P1"><text:span text:style-name="T5">exit</text:span>(<text:span text:style-name="T8">1</text:span>);</text:p>
      <text:p text:style-name="P1">}</text:p>
      <text:p text:style-name="P4"/>
      <text:p text:style-name="P1"><text:span text:style-name="T4">void</text:span> <text:span text:style-name="T5">msg_and_exit</text:span>(<text:span text:style-name="T4">char</text:span> <text:span text:style-name="T7">*</text:span><text:span text:style-name="T1">message</text:span>)</text:p>
      <text:p text:style-name="P1">{</text:p>
      <text:p text:style-name="P1"><text:soft-page-break/><text:span text:style-name="T5">ft_putendl_fd</text:span>(<text:span text:style-name="T3">"Error"</text:span>, <text:span text:style-name="T8">2</text:span>);</text:p>
      <text:p text:style-name="P1"><text:span text:style-name="T5">ft_putstr_fd</text:span>(<text:span text:style-name="T3">"There is a mistake!</text:span><text:span text:style-name="T4">\n</text:span><text:span text:style-name="T3">"</text:span>, <text:span text:style-name="T8">2</text:span>);</text:p>
      <text:p text:style-name="P1"><text:span text:style-name="T5">ft_putendl_fd</text:span>(message, <text:span text:style-name="T8">2</text:span>);</text:p>
      <text:p text:style-name="P1"><text:span text:style-name="T5">exit</text:span>(<text:span text:style-name="T8">1</text:span>);</text:p>
      <text:p text:style-name="P1">}</text:p>
      <text:p text:style-name="P4"/>
      <text:p text:style-name="P1"><text:span text:style-name="T4">void</text:span> <text:span text:style-name="T5">error_map_free</text:span>(<text:span text:style-name="T4">char</text:span> <text:span text:style-name="T7">*</text:span><text:span text:style-name="T1">message</text:span>, <text:span text:style-name="T4">char</text:span> <text:span text:style-name="T7">*</text:span><text:span text:style-name="T1">map_line</text:span>, <text:span text:style-name="T4">char</text:span> <text:span text:style-name="T7">**</text:span><text:span text:style-name="T1">map_array</text:span>)</text:p>
      <text:p text:style-name="P1">{</text:p>
      <text:p text:style-name="P1"><text:span text:style-name="T5">ft_putendl_fd</text:span>(<text:span text:style-name="T3">"Error"</text:span>, <text:span text:style-name="T8">2</text:span>);</text:p>
      <text:p text:style-name="P1"><text:span text:style-name="T5">ft_putendl_fd</text:span>(message, <text:span text:style-name="T8">2</text:span>);</text:p>
      <text:p text:style-name="P1"><text:span text:style-name="T6">if</text:span> (map_line)</text:p>
      <text:p text:style-name="P1"><text:span text:style-name="T5">free</text:span>(map_line);</text:p>
      <text:p text:style-name="P1"><text:span text:style-name="T6">if</text:span> (map_array)</text:p>
      <text:p text:style-name="P1"><text:span text:style-name="T5">free_matrix</text:span>(map_array);</text:p>
      <text:p text:style-name="P1"><text:span text:style-name="T5">exit</text:span>(<text:span text:style-name="T8">1</text:span>);</text:p>
      <text:p text:style-name="P1">}</text:p>
      <text:p text:style-name="P4"/>
      <text:p text:style-name="P1"><text:span text:style-name="T4">void</text:span> <text:span text:style-name="T5">error_and_free_struct</text:span>(t_game <text:span text:style-name="T7">*</text:span><text:span text:style-name="T1">game</text:span>, <text:span text:style-name="T4">char</text:span> <text:span text:style-name="T7">*</text:span><text:span text:style-name="T1">message</text:span>, <text:span text:style-name="T4">bool</text:span> <text:span text:style-name="T1">use_perror</text:span>)</text:p>
      <text:p text:style-name="P1">{</text:p>
      <text:p text:style-name="P1"><text:span text:style-name="T6">if</text:span> (<text:span text:style-name="T1">game</text:span>-&gt;<text:span text:style-name="T1">sprites</text:span>)</text:p>
      <text:p text:style-name="P1"><text:span text:style-name="T5">free</text:span>(<text:span text:style-name="T1">game</text:span>-&gt;<text:span text:style-name="T1">sprites</text:span>);</text:p>
      <text:p text:style-name="P1"><text:span text:style-name="T6">if</text:span> (<text:span text:style-name="T1">game</text:span>-&gt;<text:span text:style-name="T1">map</text:span>)</text:p>
      <text:p text:style-name="P1"><text:span text:style-name="T5">free_matrix</text:span>(<text:span text:style-name="T1">game</text:span>-&gt;<text:span text:style-name="T1">map</text:span>);</text:p>
      <text:p text:style-name="P1"><text:span text:style-name="T6">if</text:span> (game)</text:p>
      <text:p text:style-name="P1"><text:span text:style-name="T5">free</text:span>(game);</text:p>
      <text:p text:style-name="P1"><text:span text:style-name="T6">if</text:span> (use_perror)</text:p>
      <text:p text:style-name="P1"><text:span text:style-name="T5">perror</text:span>(message);</text:p>
      <text:p text:style-name="P3">else</text:p>
      <text:p text:style-name="P1"><text:span text:style-name="T5">ft_putendl_fd</text:span>(<text:span text:style-name="T3">"Error"</text:span>, <text:span text:style-name="T8">2</text:span>);</text:p>
      <text:p text:style-name="P1"><text:span text:style-name="T5">ft_putstr_fd</text:span>(message, <text:span text:style-name="T8">2</text:span>);</text:p>
      <text:p text:style-name="P1"><text:span text:style-name="T5">exit</text:span>(<text:span text:style-name="T8">1</text:span>);</text:p>
      <text:p text:style-name="P1">}</text:p>
      <text:p text:style-name="P4"/>
      <text:p text:style-name="P1"><text:span text:style-name="T4">void</text:span> <text:span text:style-name="T5">error_mlx_and_free_struct</text:span>(t_game <text:span text:style-name="T7">*</text:span><text:span text:style-name="T1">game</text:span>, <text:span text:style-name="T4">char</text:span> <text:span text:style-name="T7">*</text:span><text:span text:style-name="T1">message</text:span>)</text:p>
      <text:p text:style-name="P1">{</text:p>
      <text:p text:style-name="P1"><text:span text:style-name="T6">if</text:span> (<text:span text:style-name="T1">game</text:span>-&gt;<text:span text:style-name="T1">sprites</text:span>-&gt;<text:span text:style-name="T1">background</text:span>)</text:p>
      <text:p text:style-name="P1"><text:span text:style-name="T5">mlx_delete_image</text:span>(<text:span text:style-name="T1">game</text:span>-&gt;<text:span text:style-name="T1">mlx</text:span>, <text:span text:style-name="T1">game</text:span>-&gt;<text:span text:style-name="T1">sprites</text:span>-&gt;<text:span text:style-name="T1">background</text:span>);</text:p>
      <text:p text:style-name="P1"><text:span text:style-name="T6">if</text:span> (<text:span text:style-name="T1">game</text:span>-&gt;<text:span text:style-name="T1">sprites</text:span>-&gt;<text:span text:style-name="T1">collectible</text:span>)</text:p>
      <text:p text:style-name="P1"><text:span text:style-name="T5">mlx_delete_image</text:span>(<text:span text:style-name="T1">game</text:span>-&gt;<text:span text:style-name="T1">mlx</text:span>, <text:span text:style-name="T1">game</text:span>-&gt;<text:span text:style-name="T1">sprites</text:span>-&gt;<text:span text:style-name="T1">collectible</text:span>);</text:p>
      <text:p text:style-name="P1"><text:span text:style-name="T6">if</text:span> (<text:span text:style-name="T1">game</text:span>-&gt;<text:span text:style-name="T1">sprites</text:span>-&gt;<text:span text:style-name="T1">down</text:span>)</text:p>
      <text:p text:style-name="P1"><text:span text:style-name="T5">mlx_delete_image</text:span> (<text:span text:style-name="T1">game</text:span>-&gt;<text:span text:style-name="T1">mlx</text:span>, <text:span text:style-name="T1">game</text:span>-&gt;<text:span text:style-name="T1">sprites</text:span>-&gt;<text:span text:style-name="T1">down</text:span>);</text:p>
      <text:p text:style-name="P1"><text:span text:style-name="T6">if</text:span> (<text:span text:style-name="T1">game</text:span>-&gt;<text:span text:style-name="T1">sprites</text:span>-&gt;<text:span text:style-name="T1">left</text:span>)</text:p>
      <text:p text:style-name="P1"><text:span text:style-name="T5">mlx_delete_image</text:span> (<text:span text:style-name="T1">game</text:span>-&gt;<text:span text:style-name="T1">mlx</text:span>, <text:span text:style-name="T1">game</text:span>-&gt;<text:span text:style-name="T1">sprites</text:span>-&gt;<text:span text:style-name="T1">left</text:span>);</text:p>
      <text:p text:style-name="P1"><text:span text:style-name="T6">if</text:span> (<text:span text:style-name="T1">game</text:span>-&gt;<text:span text:style-name="T1">sprites</text:span>-&gt;<text:span text:style-name="T1">right</text:span>)</text:p>
      <text:p text:style-name="P1"><text:span text:style-name="T5">mlx_delete_image</text:span> (<text:span text:style-name="T1">game</text:span>-&gt;<text:span text:style-name="T1">mlx</text:span>, <text:span text:style-name="T1">game</text:span>-&gt;<text:span text:style-name="T1">sprites</text:span>-&gt;<text:span text:style-name="T1">right</text:span>);</text:p>
      <text:p text:style-name="P1"><text:span text:style-name="T6">if</text:span> (<text:span text:style-name="T1">game</text:span>-&gt;<text:span text:style-name="T1">sprites</text:span>-&gt;<text:span text:style-name="T1">up</text:span>)</text:p>
      <text:p text:style-name="P1"><text:span text:style-name="T5">mlx_delete_image</text:span> (<text:span text:style-name="T1">game</text:span>-&gt;<text:span text:style-name="T1">mlx</text:span>, <text:span text:style-name="T1">game</text:span>-&gt;<text:span text:style-name="T1">sprites</text:span>-&gt;<text:span text:style-name="T1">up</text:span>);</text:p>
      <text:p text:style-name="P1"><text:span text:style-name="T6">if</text:span> (<text:span text:style-name="T1">game</text:span>-&gt;<text:span text:style-name="T1">sprites</text:span>-&gt;<text:span text:style-name="T1">player</text:span>)</text:p>
      <text:p text:style-name="P1"><text:span text:style-name="T5">mlx_delete_image</text:span> (<text:span text:style-name="T1">game</text:span>-&gt;<text:span text:style-name="T1">mlx</text:span>, <text:span text:style-name="T1">game</text:span>-&gt;<text:span text:style-name="T1">sprites</text:span>-&gt;<text:span text:style-name="T1">player</text:span>);</text:p>
      <text:p text:style-name="P1"><text:span text:style-name="T6">if</text:span> (<text:span text:style-name="T1">game</text:span>-&gt;<text:span text:style-name="T1">sprites</text:span>-&gt;<text:span text:style-name="T1">exit</text:span>)</text:p>
      <text:p text:style-name="P1"><text:span text:style-name="T5">mlx_delete_image</text:span> (<text:span text:style-name="T1">game</text:span>-&gt;<text:span text:style-name="T1">mlx</text:span>, <text:span text:style-name="T1">game</text:span>-&gt;<text:span text:style-name="T1">sprites</text:span>-&gt;<text:span text:style-name="T1">exit</text:span>);</text:p>
      <text:p text:style-name="P1"><text:span text:style-name="T6">if</text:span> (<text:span text:style-name="T1">game</text:span>-&gt;<text:span text:style-name="T1">sprites</text:span>-&gt;<text:span text:style-name="T1">wall</text:span>)</text:p>
      <text:p text:style-name="P1"><text:span text:style-name="T5">mlx_delete_image</text:span> (<text:span text:style-name="T1">game</text:span>-&gt;<text:span text:style-name="T1">mlx</text:span>, <text:span text:style-name="T1">game</text:span>-&gt;<text:span text:style-name="T1">sprites</text:span>-&gt;<text:span text:style-name="T1">wall</text:span>);</text:p>
      <text:p text:style-name="P1"><text:span text:style-name="T6">if</text:span> (<text:span text:style-name="T1">game</text:span>-&gt;<text:span text:style-name="T1">sprites</text:span>-&gt;<text:span text:style-name="T1">exit_open</text:span>)</text:p>
      <text:p text:style-name="P1"><text:span text:style-name="T5">mlx_delete_image</text:span> (<text:span text:style-name="T1">game</text:span>-&gt;<text:span text:style-name="T1">mlx</text:span>, <text:span text:style-name="T1">game</text:span>-&gt;<text:span text:style-name="T1">sprites</text:span>-&gt;<text:span text:style-name="T1">exit_open</text:span>);</text:p>
      <text:p text:style-name="P1"><text:span text:style-name="T6">if</text:span> (<text:span text:style-name="T1">game</text:span>-&gt;<text:span text:style-name="T1">sprites</text:span>)</text:p>
      <text:p text:style-name="P1"><text:span text:style-name="T5">free</text:span> (<text:span text:style-name="T1">game</text:span>-&gt;<text:span text:style-name="T1">sprites</text:span>);</text:p>
      <text:p text:style-name="P1"><text:span text:style-name="T5">mlx_terminate</text:span>(<text:span text:style-name="T1">game</text:span>-&gt;<text:span text:style-name="T1">mlx</text:span>);</text:p>
      <text:p text:style-name="P1"><text:span text:style-name="T5">error_and_free_struct</text:span>(game, message, <text:span text:style-name="T4">true</text:span>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<text:soft-page-break/>/* ::: :::::::: */</text:p>
      <text:p text:style-name="P2">/* initialize_game_struc_00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3:31 by kcanales #+# #+# */</text:p>
      <text:p text:style-name="P2">/* Updated: 2026/03/15 00:43:31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size_t</text:span> <text:span text:style-name="T5">count_row</text:span>(<text:span text:style-name="T4">char</text:span> <text:span text:style-name="T7">**</text:span><text:span text:style-name="T1">map</text:span>)</text:p>
      <text:p text:style-name="P1">{</text:p>
      <text:p text:style-name="P1"><text:span text:style-name="T4">size_t</text:span> j;</text:p>
      <text:p text:style-name="P4"/>
      <text:p text:style-name="P1">j <text:span text:style-name="T7">=</text:span> <text:span text:style-name="T8">0</text:span>;</text:p>
      <text:p text:style-name="P1"><text:span text:style-name="T6">while</text:span> (<text:span text:style-name="T1">map</text:span>[j])</text:p>
      <text:p text:style-name="P1">j<text:span text:style-name="T7">++</text:span>;</text:p>
      <text:p text:style-name="P1"><text:span text:style-name="T6">return</text:span> (j);</text:p>
      <text:p text:style-name="P1">}</text:p>
      <text:p text:style-name="P4"/>
      <text:p text:style-name="P1"><text:span text:style-name="T4">size_t</text:span> <text:span text:style-name="T5">count_collectibles</text:span>(<text:span text:style-name="T4">char</text:span> <text:span text:style-name="T7">**</text:span><text:span text:style-name="T1">map</text:span>)</text:p>
      <text:p text:style-name="P1">{</text:p>
      <text:p text:style-name="P1"><text:span text:style-name="T4">size_t</text:span> i;</text:p>
      <text:p text:style-name="P1"><text:span text:style-name="T4">size_t</text:span> j;</text:p>
      <text:p text:style-name="P1"><text:span text:style-name="T4">size_t</text:span> count;</text:p>
      <text:p text:style-name="P4"/>
      <text:p text:style-name="P1">j <text:span text:style-name="T7">=</text:span> <text:span text:style-name="T8">0</text:span>;</text:p>
      <text:p text:style-name="P1">count <text:span text:style-name="T7">=</text:span> <text:span text:style-name="T8">0</text:span>;</text:p>
      <text:p text:style-name="P1"><text:span text:style-name="T6">while</text:span> (<text:span text:style-name="T1">map</text:span>[j])</text:p>
      <text:p text:style-name="P1">{</text:p>
      <text:p text:style-name="P1">i <text:span text:style-name="T7">=</text:span> <text:span text:style-name="T8">0</text:span>;</text:p>
      <text:p text:style-name="P1"><text:span text:style-name="T6">while</text:span> (<text:span text:style-name="T1">map</text:span>[j][i])</text:p>
      <text:p text:style-name="P1">{</text:p>
      <text:p text:style-name="P1"><text:span text:style-name="T6">if</text:span> (<text:span text:style-name="T1">map</text:span>[j][i] <text:span text:style-name="T7">==</text:span> <text:span text:style-name="T3">'C'</text:span>)</text:p>
      <text:p text:style-name="P1">count<text:span text:style-name="T7">++</text:span>;</text:p>
      <text:p text:style-name="P1">i<text:span text:style-name="T7">++</text:span>;</text:p>
      <text:p text:style-name="P1">}</text:p>
      <text:p text:style-name="P1">j<text:span text:style-name="T7">++</text:span>;</text:p>
      <text:p text:style-name="P1">}</text:p>
      <text:p text:style-name="P1"><text:span text:style-name="T6">return</text:span> (count);</text:p>
      <text:p text:style-name="P1">}</text:p>
      <text:p text:style-name="P4"/>
      <text:p text:style-name="P1"><text:span text:style-name="T4">size_t</text:span> <text:span text:style-name="T5">get_position_x</text:span>(<text:span text:style-name="T4">char</text:span> <text:span text:style-name="T7">**</text:span><text:span text:style-name="T1">map</text:span>, <text:span text:style-name="T4">char</text:span> <text:span text:style-name="T1">character</text:span>)</text:p>
      <text:p text:style-name="P1">{</text:p>
      <text:p text:style-name="P1"><text:span text:style-name="T4">size_t</text:span> i;</text:p>
      <text:p text:style-name="P1"><text:span text:style-name="T4">size_t</text:span> j;</text:p>
      <text:p text:style-name="P4"/>
      <text:p text:style-name="P1">j <text:span text:style-name="T7">=</text:span> <text:span text:style-name="T8">0</text:span>;</text:p>
      <text:p text:style-name="P1"><text:span text:style-name="T6">while</text:span> (<text:span text:style-name="T1">map</text:span>[j])</text:p>
      <text:p text:style-name="P1">{</text:p>
      <text:p text:style-name="P1">i <text:span text:style-name="T7">=</text:span> <text:span text:style-name="T8">0</text:span>;</text:p>
      <text:p text:style-name="P1"><text:span text:style-name="T6">while</text:span> (<text:span text:style-name="T1">map</text:span>[j][i])</text:p>
      <text:p text:style-name="P1">{</text:p>
      <text:p text:style-name="P1"><text:span text:style-name="T6">if</text:span> (<text:span text:style-name="T1">map</text:span>[j][i] <text:span text:style-name="T7">==</text:span> character)</text:p>
      <text:p text:style-name="P1"><text:span text:style-name="T6">return</text:span> (i);</text:p>
      <text:p text:style-name="P1">i<text:span text:style-name="T7">++</text:span>;</text:p>
      <text:p text:style-name="P1">}</text:p>
      <text:p text:style-name="P1">j<text:span text:style-name="T7">++</text:span>;</text:p>
      <text:p text:style-name="P1">}</text:p>
      <text:p text:style-name="P1"><text:span text:style-name="T6">return</text:span> (<text:span text:style-name="T8">0</text:span>);</text:p>
      <text:p text:style-name="P1"><text:soft-page-break/>}</text:p>
      <text:p text:style-name="P4"/>
      <text:p text:style-name="P1"><text:span text:style-name="T4">size_t</text:span> <text:span text:style-name="T5">get_position_y</text:span>(<text:span text:style-name="T4">char</text:span> <text:span text:style-name="T7">**</text:span><text:span text:style-name="T1">map</text:span>, <text:span text:style-name="T4">char</text:span> <text:span text:style-name="T1">character</text:span>)</text:p>
      <text:p text:style-name="P1">{</text:p>
      <text:p text:style-name="P1"><text:span text:style-name="T4">size_t</text:span> i;</text:p>
      <text:p text:style-name="P1"><text:span text:style-name="T4">size_t</text:span> j;</text:p>
      <text:p text:style-name="P4"/>
      <text:p text:style-name="P1">j <text:span text:style-name="T7">=</text:span> <text:span text:style-name="T8">0</text:span>;</text:p>
      <text:p text:style-name="P1"><text:span text:style-name="T6">while</text:span> (<text:span text:style-name="T1">map</text:span>[j])</text:p>
      <text:p text:style-name="P1">{</text:p>
      <text:p text:style-name="P1">i <text:span text:style-name="T7">=</text:span> <text:span text:style-name="T8">0</text:span>;</text:p>
      <text:p text:style-name="P1"><text:span text:style-name="T6">while</text:span> (<text:span text:style-name="T1">map</text:span>[j][i])</text:p>
      <text:p text:style-name="P1">{</text:p>
      <text:p text:style-name="P1"><text:span text:style-name="T6">if</text:span> (<text:span text:style-name="T1">map</text:span>[j][i] <text:span text:style-name="T7">==</text:span> character)</text:p>
      <text:p text:style-name="P1"><text:span text:style-name="T6">return</text:span> (j);</text:p>
      <text:p text:style-name="P1">i<text:span text:style-name="T7">++</text:span>;</text:p>
      <text:p text:style-name="P1">}</text:p>
      <text:p text:style-name="P1">j<text:span text:style-name="T7">++</text:span>;</text:p>
      <text:p text:style-name="P1">}</text:p>
      <text:p text:style-name="P1"><text:span text:style-name="T6">return</text:span> (<text:span text:style-name="T8">0</text:span>);</text:p>
      <text:p text:style-name="P1">}</text:p>
      <text:p text:style-name="P4"/>
      <text:p text:style-name="P1">t_game <text:span text:style-name="T7">*</text:span><text:span text:style-name="T5">initialize_struct</text:span>(<text:span text:style-name="T4">char</text:span> <text:span text:style-name="T7">**</text:span><text:span text:style-name="T1">mapa</text:span>)</text:p>
      <text:p text:style-name="P1">{</text:p>
      <text:p text:style-name="P1">t_game <text:span text:style-name="T7">*</text:span>game;</text:p>
      <text:p text:style-name="P4"/>
      <text:p text:style-name="P1">game <text:span text:style-name="T7">=</text:span> <text:span text:style-name="T5">ft_calloc</text:span>(<text:span text:style-name="T8">1</text:span>, <text:span text:style-name="T4">sizeof</text:span>(t_game));</text:p>
      <text:p text:style-name="P1"><text:span text:style-name="T6">if</text:span> (<text:span text:style-name="T7">!</text:span>game)</text:p>
      <text:p text:style-name="P1">{</text:p>
      <text:p text:style-name="P1"><text:span text:style-name="T5">free_matrix</text:span>(mapa);</text:p>
      <text:p text:style-name="P1"><text:span text:style-name="T5">error_and_exit</text:span>(<text:span text:style-name="T3">"Failed to allocate memory for game"</text:span>);</text:p>
      <text:p text:style-name="P1">}</text:p>
      <text:p text:style-name="P1"><text:span text:style-name="T1">game</text:span>-&gt;<text:span text:style-name="T1">map</text:span> <text:span text:style-name="T7">=</text:span> mapa;</text:p>
      <text:p text:style-name="P1"><text:span text:style-name="T1">game</text:span>-&gt;<text:span text:style-name="T1">map_width</text:span> <text:span text:style-name="T7">=</text:span> <text:span text:style-name="T5">ft_strlen</text:span>(<text:span text:style-name="T1">game</text:span>-&gt;<text:span text:style-name="T1">map</text:span>[<text:span text:style-name="T8">0</text:span>]);</text:p>
      <text:p text:style-name="P1"><text:span text:style-name="T1">game</text:span>-&gt;<text:span text:style-name="T1">map_height</text:span> <text:span text:style-name="T7">=</text:span> <text:span text:style-name="T5">count_row</text:span>(<text:span text:style-name="T1">game</text:span>-&gt;<text:span text:style-name="T1">map</text:span>);</text:p>
      <text:p text:style-name="P1"><text:span text:style-name="T1">game</text:span>-&gt;<text:span text:style-name="T1">collectibles</text:span> <text:span text:style-name="T7">=</text:span> <text:span text:style-name="T5">count_collectibles</text:span>(<text:span text:style-name="T1">game</text:span>-&gt;<text:span text:style-name="T1">map</text:span>);</text:p>
      <text:p text:style-name="P1"><text:span text:style-name="T1">game</text:span>-&gt;<text:span text:style-name="T1">collect</text:span> <text:span text:style-name="T7">=</text:span> <text:span text:style-name="T8">0</text:span>;</text:p>
      <text:p text:style-name="P1"><text:span text:style-name="T1">game</text:span>-&gt;<text:span text:style-name="T1">moves</text:span> <text:span text:style-name="T7">=</text:span> <text:span text:style-name="T8">0</text:span>;</text:p>
      <text:p text:style-name="P1"><text:span text:style-name="T1">game</text:span>-&gt;<text:span text:style-name="T1">exit_x</text:span> <text:span text:style-name="T7">=</text:span> <text:span text:style-name="T5">get_position_x</text:span>(<text:span text:style-name="T1">game</text:span>-&gt;<text:span text:style-name="T1">map</text:span>, EXIT);</text:p>
      <text:p text:style-name="P1"><text:span text:style-name="T1">game</text:span>-&gt;<text:span text:style-name="T1">exit_y</text:span> <text:span text:style-name="T7">=</text:span> <text:span text:style-name="T5">get_position_y</text:span>(<text:span text:style-name="T1">game</text:span>-&gt;<text:span text:style-name="T1">map</text:span>, EXIT);</text:p>
      <text:p text:style-name="P1"><text:span text:style-name="T1">game</text:span>-&gt;<text:span text:style-name="T1">player_x</text:span> <text:span text:style-name="T7">=</text:span> <text:span text:style-name="T5">get_position_x</text:span>(<text:span text:style-name="T1">game</text:span>-&gt;<text:span text:style-name="T1">map</text:span>, PLAYER);</text:p>
      <text:p text:style-name="P1"><text:span text:style-name="T1">game</text:span>-&gt;<text:span text:style-name="T1">player_y</text:span> <text:span text:style-name="T7">=</text:span> <text:span text:style-name="T5">get_position_y</text:span>(<text:span text:style-name="T1">game</text:span>-&gt;<text:span text:style-name="T1">map</text:span>, PLAYER);</text:p>
      <text:p text:style-name="P1"><text:span text:style-name="T6">return</text:span> (game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initialize_game_struc_01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3:42 by kcanales #+# #+# */</text:p>
      <text:p text:style-name="P2">/* Updated: 2026/03/15 00:43:42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void</text:span> <text:span text:style-name="T5">render_image_with_background</text:span>(t_game <text:span text:style-name="T7">*</text:span><text:span text:style-name="T1">game</text:span>, <text:span text:style-name="T9">mlx_image_t</text:span> <text:span text:style-name="T7">*</text:span><text:span text:style-name="T1">image</text:span>,</text:p>
      <text:p text:style-name="P1"><text:span text:style-name="T4">size_t</text:span> <text:span text:style-name="T1">y</text:span>, <text:span text:style-name="T4">size_t</text:span> <text:span text:style-name="T1">x</text:span>)</text:p>
      <text:p text:style-name="P1">{</text:p>
      <text:p text:style-name="P1"><text:soft-page-break/><text:span text:style-name="T6">if</text:span> (<text:span text:style-name="T5">mlx_image_to_window</text:span>(<text:span text:style-name="T1">game</text:span>-&gt;<text:span text:style-name="T1">mlx</text:span>, <text:span text:style-name="T1">game</text:span>-&gt;<text:span text:style-name="T1">sprites</text:span>-&gt;<text:span text:style-name="T1">background</text:span>,</text:p>
      <text:p text:style-name="P1">x <text:span text:style-name="T7">*</text:span> PIXELS, y <text:span text:style-name="T7">*</text:span> PIXELS) <text:span text:style-name="T7">&lt;</text:span> <text:span text:style-name="T8">0</text:span>)</text:p>
      <text:p text:style-name="P1"><text:span text:style-name="T5">error_and_free_struct</text:span>(game, <text:span text:style-name="T3">"Couldn't show the image"</text:span>, <text:span text:style-name="T4">true</text:span>);</text:p>
      <text:p text:style-name="P1"><text:span text:style-name="T6">if</text:span> (<text:span text:style-name="T5">mlx_image_to_window</text:span>(<text:span text:style-name="T1">game</text:span>-&gt;<text:span text:style-name="T1">mlx</text:span>, image,</text:p>
      <text:p text:style-name="P1">x <text:span text:style-name="T7">*</text:span> PIXELS, y <text:span text:style-name="T7">*</text:span> PIXELS) <text:span text:style-name="T7">&lt;</text:span> <text:span text:style-name="T8">0</text:span>)</text:p>
      <text:p text:style-name="P1"><text:span text:style-name="T5">error_and_free_struct</text:span>(game, <text:span text:style-name="T3">"Couldn't show the image"</text:span>, <text:span text:style-name="T4">true</text:span>);</text:p>
      <text:p text:style-name="P1">}</text:p>
      <text:p text:style-name="P4"/>
      <text:p text:style-name="P1"><text:span text:style-name="T4">void</text:span> <text:span text:style-name="T5">render_image_select</text:span>(t_game <text:span text:style-name="T7">*</text:span><text:span text:style-name="T1">game</text:span>, <text:span text:style-name="T4">size_t</text:span> <text:span text:style-name="T1">y</text:span>, <text:span text:style-name="T4">size_t</text:span> <text:span text:style-name="T1">x</text:span>)</text:p>
      <text:p text:style-name="P1">{</text:p>
      <text:p text:style-name="P1"><text:span text:style-name="T6">if</text:span> (<text:span text:style-name="T1">game</text:span>-&gt;<text:span text:style-name="T1">map</text:span>[y][x] <text:span text:style-name="T7">==</text:span> WALL)</text:p>
      <text:p text:style-name="P1"><text:span text:style-name="T6">if</text:span> (<text:span text:style-name="T5">mlx_image_to_window</text:span>(<text:span text:style-name="T1">game</text:span>-&gt;<text:span text:style-name="T1">mlx</text:span>, <text:span text:style-name="T1">game</text:span>-&gt;<text:span text:style-name="T1">sprites</text:span>-&gt;<text:span text:style-name="T1">wall</text:span>,</text:p>
      <text:p text:style-name="P1">x <text:span text:style-name="T7">*</text:span> PIXELS, y <text:span text:style-name="T7">*</text:span> PIXELS) <text:span text:style-name="T7">&lt;</text:span> <text:span text:style-name="T8">0</text:span>)</text:p>
      <text:p text:style-name="P1"><text:span text:style-name="T5">error_and_free_struct</text:span>(game, <text:span text:style-name="T3">"Couldn't show the image"</text:span>, <text:span text:style-name="T4">true</text:span>);</text:p>
      <text:p text:style-name="P1"><text:span text:style-name="T6">if</text:span> (<text:span text:style-name="T1">game</text:span>-&gt;<text:span text:style-name="T1">map</text:span>[y][x] <text:span text:style-name="T7">==</text:span> EXIT)</text:p>
      <text:p text:style-name="P1"><text:span text:style-name="T5">render_image_with_background</text:span>(game, <text:span text:style-name="T1">game</text:span>-&gt;<text:span text:style-name="T1">sprites</text:span>-&gt;<text:span text:style-name="T1">exit</text:span>, y, x);</text:p>
      <text:p text:style-name="P1"><text:span text:style-name="T6">if</text:span> (<text:span text:style-name="T1">game</text:span>-&gt;<text:span text:style-name="T1">map</text:span>[y][x] <text:span text:style-name="T7">==</text:span> PLAYER)</text:p>
      <text:p text:style-name="P1"><text:span text:style-name="T5">render_image_with_background</text:span>(game, <text:span text:style-name="T1">game</text:span>-&gt;<text:span text:style-name="T1">sprites</text:span>-&gt;<text:span text:style-name="T1">player</text:span>, y, x);</text:p>
      <text:p text:style-name="P1"><text:span text:style-name="T6">if</text:span> (<text:span text:style-name="T1">game</text:span>-&gt;<text:span text:style-name="T1">map</text:span>[y][x] <text:span text:style-name="T7">==</text:span> COLLECTIBLE)</text:p>
      <text:p text:style-name="P1"><text:span text:style-name="T5">render_image_with_background</text:span>(game, <text:span text:style-name="T1">game</text:span>-&gt;<text:span text:style-name="T1">sprites</text:span>-&gt;<text:span text:style-name="T1">collectible</text:span>, y, x);</text:p>
      <text:p text:style-name="P1"><text:span text:style-name="T6">if</text:span> (<text:span text:style-name="T1">game</text:span>-&gt;<text:span text:style-name="T1">map</text:span>[y][x] <text:span text:style-name="T7">==</text:span> EMPTY)</text:p>
      <text:p text:style-name="P1"><text:span text:style-name="T6">if</text:span> (<text:span text:style-name="T5">mlx_image_to_window</text:span>(<text:span text:style-name="T1">game</text:span>-&gt;<text:span text:style-name="T1">mlx</text:span>, <text:span text:style-name="T1">game</text:span>-&gt;<text:span text:style-name="T1">sprites</text:span>-&gt;<text:span text:style-name="T1">background</text:span>,</text:p>
      <text:p text:style-name="P1">x <text:span text:style-name="T7">*</text:span> PIXELS, y <text:span text:style-name="T7">*</text:span> PIXELS) <text:span text:style-name="T7">&lt;</text:span> <text:span text:style-name="T8">0</text:span>)</text:p>
      <text:p text:style-name="P1"><text:span text:style-name="T5">error_and_free_struct</text:span>(game, <text:span text:style-name="T3">"Couldn't show the image"</text:span>, <text:span text:style-name="T4">true</text:span>);</text:p>
      <text:p text:style-name="P1">}</text:p>
      <text:p text:style-name="P4"/>
      <text:p text:style-name="P1"><text:span text:style-name="T4">void</text:span> <text:span text:style-name="T5">fill_map</text:span>(t_game <text:span text:style-name="T7">*</text:span><text:span text:style-name="T1">game</text:span>)</text:p>
      <text:p text:style-name="P1">{</text:p>
      <text:p text:style-name="P1"><text:span text:style-name="T4">size_t</text:span> x;</text:p>
      <text:p text:style-name="P1"><text:span text:style-name="T4">size_t</text:span> y;</text:p>
      <text:p text:style-name="P4"/>
      <text:p text:style-name="P1">y <text:span text:style-name="T7">=</text:span> <text:span text:style-name="T8">0</text:span>;</text:p>
      <text:p text:style-name="P1"><text:span text:style-name="T6">while</text:span> (y <text:span text:style-name="T7">&lt;</text:span> <text:span text:style-name="T1">game</text:span>-&gt;<text:span text:style-name="T1">map_height</text:span>)</text:p>
      <text:p text:style-name="P1">{</text:p>
      <text:p text:style-name="P1">x <text:span text:style-name="T7">=</text:span> <text:span text:style-name="T8">0</text:span>;</text:p>
      <text:p text:style-name="P1"><text:span text:style-name="T6">while</text:span> (x <text:span text:style-name="T7">&lt;</text:span> <text:span text:style-name="T1">game</text:span>-&gt;<text:span text:style-name="T1">map_width</text:span>)</text:p>
      <text:p text:style-name="P1">{</text:p>
      <text:p text:style-name="P1"><text:span text:style-name="T5">render_image_select</text:span>(game, y, x);</text:p>
      <text:p text:style-name="P1">x<text:span text:style-name="T7">++</text:span>;</text:p>
      <text:p text:style-name="P1">}</text:p>
      <text:p text:style-name="P1">y<text:span text:style-name="T7">++</text:span>;</text:p>
      <text:p text:style-name="P1">}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initialize_game_struc_02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3:48 by kcanales #+# #+# */</text:p>
      <text:p text:style-name="P2">/* Updated: 2026/03/15 00:43:48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void</text:span> <text:span text:style-name="T5">load_background_texture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<text:soft-page-break/>imagen <text:span text:style-name="T7">=</text:span> <text:span text:style-name="T5">mlx_load_png</text:span>(<text:span text:style-name="T3">"./textures/sky.png"</text:span>);</text:p>
      <text:p text:style-name="P1"><text:span text:style-name="T6">if</text:span> (<text:span text:style-name="T7">!</text:span>imagen)</text:p>
      <text:p text:style-name="P1"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background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background</text:span>)</text:p>
      <text:p text:style-name="P1"><text:span text:style-name="T5">error_mlx_and_free_struct</text:span>(game, <text:span text:style-name="T3">"Problem with texture_to_image"</text:span>);</text:p>
      <text:p text:style-name="P1"><text:span text:style-name="T5">mlx_delete_texture</text:span> (imagen);</text:p>
      <text:p text:style-name="P1">}</text:p>
      <text:p text:style-name="P4"/>
      <text:p text:style-name="P1"><text:span text:style-name="T4">void</text:span> <text:span text:style-name="T5">load_exit_closed_texture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imagen <text:span text:style-name="T7">=</text:span> <text:span text:style-name="T5">mlx_load_png</text:span>(<text:span text:style-name="T3">"./textures/exit_close.png"</text:span>);</text:p>
      <text:p text:style-name="P1"><text:span text:style-name="T6">if</text:span> (<text:span text:style-name="T7">!</text:span>imagen)</text:p>
      <text:p text:style-name="P1"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exit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exit</text:span>)</text:p>
      <text:p text:style-name="P1"><text:span text:style-name="T5">error_mlx_and_free_struct</text:span>(game, <text:span text:style-name="T3">"Problem with texture_to_image"</text:span>);</text:p>
      <text:p text:style-name="P1"><text:span text:style-name="T5">mlx_delete_texture</text:span> (imagen);</text:p>
      <text:p text:style-name="P1">}</text:p>
      <text:p text:style-name="P4"/>
      <text:p text:style-name="P1"><text:span text:style-name="T4">void</text:span> <text:span text:style-name="T5">load_wall_texture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imagen <text:span text:style-name="T7">=</text:span> <text:span text:style-name="T5">mlx_load_png</text:span>(<text:span text:style-name="T3">"./textures/cloud.png"</text:span>);</text:p>
      <text:p text:style-name="P1"><text:span text:style-name="T6">if</text:span> (<text:span text:style-name="T7">!</text:span>imagen)</text:p>
      <text:p text:style-name="P1"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wall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wall</text:span>)</text:p>
      <text:p text:style-name="P1"><text:span text:style-name="T5">error_mlx_and_free_struct</text:span>(game, <text:span text:style-name="T3">"Problem with texture_to_image"</text:span>);</text:p>
      <text:p text:style-name="P1"><text:span text:style-name="T5">mlx_delete_texture</text:span> (imagen);</text:p>
      <text:p text:style-name="P1">}</text:p>
      <text:p text:style-name="P4"/>
      <text:p text:style-name="P1"><text:span text:style-name="T4">void</text:span> <text:span text:style-name="T5">load_collectible_texture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imagen <text:span text:style-name="T7">=</text:span> <text:span text:style-name="T5">mlx_load_png</text:span>(<text:span text:style-name="T3">"./textures/sun.png"</text:span>);</text:p>
      <text:p text:style-name="P1"><text:span text:style-name="T6">if</text:span> (<text:span text:style-name="T7">!</text:span>imagen)</text:p>
      <text:p text:style-name="P1"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collectible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collectible</text:span>)</text:p>
      <text:p text:style-name="P1"><text:span text:style-name="T5">error_mlx_and_free_struct</text:span>(game, <text:span text:style-name="T3">"Problem with texture_to_image"</text:span>);</text:p>
      <text:p text:style-name="P1"><text:span text:style-name="T5">mlx_delete_texture</text:span> (imagen);</text:p>
      <text:p text:style-name="P1">}</text:p>
      <text:p text:style-name="P4"/>
      <text:p text:style-name="P1"><text:span text:style-name="T4">void</text:span> <text:span text:style-name="T5">initialize_struct_img</text:span>(t_game <text:span text:style-name="T7">*</text:span><text:span text:style-name="T1">game</text:span>)</text:p>
      <text:p text:style-name="P1">{</text:p>
      <text:p text:style-name="P1"><text:span text:style-name="T1">game</text:span>-&gt;<text:span text:style-name="T1">sprites</text:span> <text:span text:style-name="T7">=</text:span> <text:span text:style-name="T5">ft_calloc</text:span>(<text:span text:style-name="T8">1</text:span>, <text:span text:style-name="T4">sizeof</text:span>(t_sprites));</text:p>
      <text:p text:style-name="P1"><text:span text:style-name="T6">if</text:span> (<text:span text:style-name="T7">!</text:span><text:span text:style-name="T1">game</text:span>-&gt;<text:span text:style-name="T1">sprites</text:span>)</text:p>
      <text:p text:style-name="P1"><text:span text:style-name="T5">error_and_free_struct</text:span>(game, <text:span text:style-name="T3">"Memory allocation failed"</text:span>, <text:span text:style-name="T4">true</text:span>);</text:p>
      <text:p text:style-name="P1"><text:span text:style-name="T5">load_background_texture</text:span>(game);</text:p>
      <text:p text:style-name="P1"><text:span text:style-name="T5">load_exit_closed_texture</text:span>(game);</text:p>
      <text:p text:style-name="P1"><text:span text:style-name="T5">load_exit_open_texture</text:span>(game);</text:p>
      <text:p text:style-name="P1"><text:span text:style-name="T5">load_wall_texture</text:span>(game);</text:p>
      <text:p text:style-name="P1"><text:span text:style-name="T5">load_collectible_texture</text:span>(game);</text:p>
      <text:p text:style-name="P1"><text:span text:style-name="T5">load_player_texture</text:span>(game);</text:p>
      <text:p text:style-name="P1"><text:span text:style-name="T5">load_player_direction_left</text:span>(game);</text:p>
      <text:p text:style-name="P1"><text:span text:style-name="T5">load_player_direction_rigt</text:span>(game);</text:p>
      <text:p text:style-name="P1"><text:span text:style-name="T5">load_player_direction_down</text:span>(game);</text:p>
      <text:p text:style-name="P1"><text:soft-page-break/><text:span text:style-name="T5">load_player_direction_up</text:span>(game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initialize_game_struc_03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3:56 by kcanales #+# #+# */</text:p>
      <text:p text:style-name="P2">/* Updated: 2026/03/15 00:43:56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void</text:span> <text:span text:style-name="T5">load_player_texture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imagen <text:span text:style-name="T7">=</text:span> <text:span text:style-name="T5">mlx_load_png</text:span>(<text:span text:style-name="T3">"./textures/saucer_squash_down.png"</text:span>);</text:p>
      <text:p text:style-name="P1"><text:span text:style-name="T6">if</text:span> (<text:span text:style-name="T7">!</text:span>imagen)</text:p>
      <text:p text:style-name="P1"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player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player</text:span>)</text:p>
      <text:p text:style-name="P1"><text:span text:style-name="T5">error_mlx_and_free_struct</text:span>(game, <text:span text:style-name="T3">"Problem with load_png"</text:span>);</text:p>
      <text:p text:style-name="P1"><text:span text:style-name="T5">mlx_delete_texture</text:span> (imagen);</text:p>
      <text:p text:style-name="P1">}</text:p>
      <text:p text:style-name="P4"/>
      <text:p text:style-name="P1"><text:span text:style-name="T4">void</text:span> <text:span text:style-name="T5">load_player_direction_up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imagen <text:span text:style-name="T7">=</text:span> <text:span text:style-name="T5">mlx_load_png</text:span>(<text:span text:style-name="T3">"./textures/saucer_squash_up.png"</text:span>);</text:p>
      <text:p text:style-name="P1"><text:span text:style-name="T6">if</text:span> (<text:span text:style-name="T7">!</text:span>imagen)</text:p>
      <text:p text:style-name="P1"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up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up</text:span>)</text:p>
      <text:p text:style-name="P1"><text:span text:style-name="T5">error_mlx_and_free_struct</text:span>(game, <text:span text:style-name="T3">"Problem with load_png"</text:span>);</text:p>
      <text:p text:style-name="P1"><text:span text:style-name="T5">mlx_delete_texture</text:span> (imagen);</text:p>
      <text:p text:style-name="P1">}</text:p>
      <text:p text:style-name="P4"/>
      <text:p text:style-name="P1"><text:span text:style-name="T4">void</text:span> <text:span text:style-name="T5">load_player_direction_down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imagen <text:span text:style-name="T7">=</text:span> <text:span text:style-name="T5">mlx_load_png</text:span>(<text:span text:style-name="T3">"./textures/saucer_squash_down.png"</text:span>);</text:p>
      <text:p text:style-name="P1"><text:span text:style-name="T6">if</text:span> (<text:span text:style-name="T7">!</text:span>imagen)</text:p>
      <text:p text:style-name="P1"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down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down</text:span>)</text:p>
      <text:p text:style-name="P1"><text:span text:style-name="T5">error_mlx_and_free_struct</text:span>(game, <text:span text:style-name="T3">"Problem with load_png"</text:span>);</text:p>
      <text:p text:style-name="P1"><text:span text:style-name="T5">mlx_delete_texture</text:span> (imagen);</text:p>
      <text:p text:style-name="P1">}</text:p>
      <text:p text:style-name="P4"/>
      <text:p text:style-name="P1"><text:span text:style-name="T4">void</text:span> <text:span text:style-name="T5">load_player_direction_rigt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imagen <text:span text:style-name="T7">=</text:span> <text:span text:style-name="T5">mlx_load_png</text:span>(<text:span text:style-name="T3">"./textures/saucer_squash_right.png"</text:span>);</text:p>
      <text:p text:style-name="P1"><text:span text:style-name="T6">if</text:span> (<text:span text:style-name="T7">!</text:span>imagen)</text:p>
      <text:p text:style-name="P1"><text:soft-page-break/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right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right</text:span>)</text:p>
      <text:p text:style-name="P1"><text:span text:style-name="T5">error_mlx_and_free_struct</text:span>(game, <text:span text:style-name="T3">"Problem with load_png"</text:span>);</text:p>
      <text:p text:style-name="P1"><text:span text:style-name="T5">mlx_delete_texture</text:span> (imagen);</text:p>
      <text:p text:style-name="P1">}</text:p>
      <text:p text:style-name="P4"/>
      <text:p text:style-name="P1"><text:span text:style-name="T4">void</text:span> <text:span text:style-name="T5">load_player_direction_left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imagen <text:span text:style-name="T7">=</text:span> <text:span text:style-name="T5">mlx_load_png</text:span>(<text:span text:style-name="T3">"./textures/saucer_squash_left.png"</text:span>);</text:p>
      <text:p text:style-name="P1"><text:span text:style-name="T6">if</text:span> (<text:span text:style-name="T7">!</text:span>imagen)</text:p>
      <text:p text:style-name="P1"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left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left</text:span>)</text:p>
      <text:p text:style-name="P1"><text:span text:style-name="T5">error_mlx_and_free_struct</text:span>(game, <text:span text:style-name="T3">"Problem with load_png"</text:span>);</text:p>
      <text:p text:style-name="P1"><text:span text:style-name="T5">mlx_delete_texture</text:span> (imagen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initialize_game_struc_04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4:07 by kcanales #+# #+# */</text:p>
      <text:p text:style-name="P2">/* Updated: 2026/03/15 00:44:07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void</text:span> <text:span text:style-name="T5">load_exit_open_texture</text:span>(t_game <text:span text:style-name="T7">*</text:span><text:span text:style-name="T1">game</text:span>)</text:p>
      <text:p text:style-name="P1">{</text:p>
      <text:p text:style-name="P1"><text:span text:style-name="T9">mlx_texture_t</text:span> <text:span text:style-name="T7">*</text:span>imagen;</text:p>
      <text:p text:style-name="P4"/>
      <text:p text:style-name="P1">imagen <text:span text:style-name="T7">=</text:span> <text:span text:style-name="T5">mlx_load_png</text:span>(<text:span text:style-name="T3">"./textures/exit_open.png"</text:span>);</text:p>
      <text:p text:style-name="P1"><text:span text:style-name="T6">if</text:span> (<text:span text:style-name="T7">!</text:span>imagen)</text:p>
      <text:p text:style-name="P1"><text:span text:style-name="T5">error_mlx_and_free_struct</text:span>(game, <text:span text:style-name="T3">"Problem with load_png"</text:span>);</text:p>
      <text:p text:style-name="P1"><text:span text:style-name="T1">game</text:span>-&gt;<text:span text:style-name="T1">sprites</text:span>-&gt;<text:span text:style-name="T1">exit_open</text:span> <text:span text:style-name="T7">=</text:span> <text:span text:style-name="T5">mlx_texture_to_image</text:span>(<text:span text:style-name="T1">game</text:span>-&gt;<text:span text:style-name="T1">mlx</text:span>, imagen);</text:p>
      <text:p text:style-name="P1"><text:span text:style-name="T6">if</text:span> (<text:span text:style-name="T7">!</text:span><text:span text:style-name="T1">game</text:span>-&gt;<text:span text:style-name="T1">sprites</text:span>-&gt;<text:span text:style-name="T1">exit_open</text:span>)</text:p>
      <text:p text:style-name="P1"><text:span text:style-name="T5">error_mlx_and_free_struct</text:span>(game, <text:span text:style-name="T3">"Problem with load_png"</text:span>);</text:p>
      <text:p text:style-name="P1"><text:span text:style-name="T5">mlx_delete_texture</text:span> (imagen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main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4:13 by kcanales #+# #+# */</text:p>
      <text:p text:style-name="P2">/* Updated: 2026/03/16 19:48:25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int</text:span> <text:span text:style-name="T5">main</text:span>(<text:span text:style-name="T4">int</text:span> <text:span text:style-name="T1">argc</text:span>, <text:span text:style-name="T4">char</text:span> <text:span text:style-name="T7">**</text:span><text:span text:style-name="T1">argv</text:span>)</text:p>
      <text:p text:style-name="P1"><text:soft-page-break/>{</text:p>
      <text:p text:style-name="P1">t_game <text:span text:style-name="T7">*</text:span>game;</text:p>
      <text:p text:style-name="P1"><text:span text:style-name="T4">char</text:span> <text:span text:style-name="T7">**</text:span>map;</text:p>
      <text:p text:style-name="P4"/>
      <text:p text:style-name="P1"><text:span text:style-name="T6">if</text:span> (argc <text:span text:style-name="T7">!=</text:span> <text:span text:style-name="T8">2</text:span>)</text:p>
      <text:p text:style-name="P1"><text:span text:style-name="T5">msg_and_exit</text:span>(<text:span text:style-name="T3">"Example to execute: ./so_long map.ber"</text:span>);</text:p>
      <text:p text:style-name="P1">map <text:span text:style-name="T7">=</text:span> <text:span text:style-name="T5">check_map</text:span>(<text:span text:style-name="T1">argv</text:span>[<text:span text:style-name="T8">1</text:span>]);</text:p>
      <text:p text:style-name="P1"><text:span text:style-name="T5">check_files</text:span>();</text:p>
      <text:p text:style-name="P1">game <text:span text:style-name="T7">=</text:span> <text:span text:style-name="T5">initialize_struct</text:span>(map);</text:p>
      <text:p text:style-name="P1"><text:span text:style-name="T5">check_map_final</text:span>(game);</text:p>
      <text:p text:style-name="P1"><text:span text:style-name="T5">mlx_set_setting</text:span>(MLX_STRETCH_IMAGE, <text:span text:style-name="T4">true</text:span>);</text:p>
      <text:p text:style-name="P1"><text:span text:style-name="T1">game</text:span>-&gt;<text:span text:style-name="T1">mlx</text:span> <text:span text:style-name="T7">=</text:span> <text:span text:style-name="T5">mlx_init</text:span>(<text:span text:style-name="T1">game</text:span>-&gt;<text:span text:style-name="T1">map_width</text:span> <text:span text:style-name="T7">*</text:span> PIXELS, <text:span text:style-name="T1">game</text:span>-&gt;<text:span text:style-name="T1">map_height</text:span> <text:span text:style-name="T7">*</text:span> PIXELS,</text:p>
      <text:p text:style-name="P1"><text:span text:style-name="T3">"so_long"</text:span>, <text:span text:style-name="T4">true</text:span>);</text:p>
      <text:p text:style-name="P1"><text:span text:style-name="T6">if</text:span> (<text:span text:style-name="T7">!</text:span><text:span text:style-name="T1">game</text:span>-&gt;<text:span text:style-name="T1">mlx</text:span>)</text:p>
      <text:p text:style-name="P1"><text:span text:style-name="T5">error_and_free_struct</text:span>(game, <text:span text:style-name="T3">"MLX initialization failed"</text:span>, <text:span text:style-name="T4">true</text:span>);</text:p>
      <text:p text:style-name="P1"><text:span text:style-name="T5">initialize_struct_img</text:span>(game);</text:p>
      <text:p text:style-name="P1"><text:span text:style-name="T5">fill_map</text:span>(game);</text:p>
      <text:p text:style-name="P1"><text:span text:style-name="T5">mlx_close_hook</text:span>(<text:span text:style-name="T1">game</text:span>-&gt;<text:span text:style-name="T1">mlx</text:span>, <text:span text:style-name="T7">&amp;</text:span>close_window, game);</text:p>
      <text:p text:style-name="P1"><text:span text:style-name="T5">mlx_key_hook</text:span>(<text:span text:style-name="T1">game</text:span>-&gt;<text:span text:style-name="T1">mlx</text:span>, <text:span text:style-name="T7">&amp;</text:span>my_keyfuncion, game);</text:p>
      <text:p text:style-name="P1"><text:span text:style-name="T5">mlx_loop</text:span>(<text:span text:style-name="T1">game</text:span>-&gt;<text:span text:style-name="T1">mlx</text:span>);</text:p>
      <text:p text:style-name="P1"><text:span text:style-name="T5">mlx_terminate</text:span>(<text:span text:style-name="T1">game</text:span>-&gt;<text:span text:style-name="T1">mlx</text:span>);</text:p>
      <text:p text:style-name="P1"><text:span text:style-name="T5">free</text:span>(<text:span text:style-name="T1">game</text:span>-&gt;<text:span text:style-name="T1">sprites</text:span>);</text:p>
      <text:p text:style-name="P1"><text:span text:style-name="T5">free</text:span>(game);</text:p>
      <text:p text:style-name="P1"><text:span text:style-name="T5">exit</text:span> (<text:span text:style-name="T8">0</text:span>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move_player_00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4:20 by kcanales #+# #+# */</text:p>
      <text:p text:style-name="P2">/* Updated: 2026/03/16 19:54:41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static</text:span> <text:span text:style-name="T4">void</text:span> <text:span text:style-name="T5">move_direction_y</text:span>(t_game <text:span text:style-name="T7">*</text:span><text:span text:style-name="T1">game</text:span>, <text:span text:style-name="T4">char</text:span> <text:span text:style-name="T1">move_dir</text:span>)</text:p>
      <text:p text:style-name="P1">{</text:p>
      <text:p text:style-name="P1"><text:span text:style-name="T4">int</text:span> d_x;</text:p>
      <text:p text:style-name="P1"><text:span text:style-name="T4">int</text:span> d_y;</text:p>
      <text:p text:style-name="P4"/>
      <text:p text:style-name="P1">d_x <text:span text:style-name="T7">=</text:span> <text:span text:style-name="T8">0</text:span>;</text:p>
      <text:p text:style-name="P1">d_y <text:span text:style-name="T7">=</text:span> <text:span text:style-name="T8">0</text:span>;</text:p>
      <text:p text:style-name="P1"><text:span text:style-name="T6">if</text:span> (move_dir <text:span text:style-name="T7">==</text:span> <text:span text:style-name="T3">'u'</text:span>)</text:p>
      <text:p text:style-name="P1">{</text:p>
      <text:p text:style-name="P1">d_y <text:span text:style-name="T7">=</text:span> <text:span text:style-name="T7">-</text:span><text:span text:style-name="T8">1</text:span>;</text:p>
      <text:p text:style-name="P1"><text:span text:style-name="T5">move_player_up</text:span>(game, d_x, d_y);</text:p>
      <text:p text:style-name="P1">}</text:p>
      <text:p text:style-name="P1"><text:span text:style-name="T6">else</text:span> <text:span text:style-name="T6">if</text:span> (move_dir <text:span text:style-name="T7">==</text:span> <text:span text:style-name="T3">'d'</text:span>)</text:p>
      <text:p text:style-name="P1">{</text:p>
      <text:p text:style-name="P1">d_y <text:span text:style-name="T7">=</text:span> <text:span text:style-name="T8">1</text:span>;</text:p>
      <text:p text:style-name="P1"><text:span text:style-name="T5">move_player_down</text:span>(game, d_x, d_y);</text:p>
      <text:p text:style-name="P1">}</text:p>
      <text:p text:style-name="P1">}</text:p>
      <text:p text:style-name="P4"/>
      <text:p text:style-name="P1"><text:span text:style-name="T4">static</text:span> <text:span text:style-name="T4">void</text:span> <text:span text:style-name="T5">move_direction_x</text:span>(t_game <text:span text:style-name="T7">*</text:span><text:span text:style-name="T1">game</text:span>, <text:span text:style-name="T4">char</text:span> <text:span text:style-name="T1">move_dir</text:span>)</text:p>
      <text:p text:style-name="P1">{</text:p>
      <text:p text:style-name="P1"><text:span text:style-name="T4">int</text:span> d_x;</text:p>
      <text:p text:style-name="P1"><text:soft-page-break/><text:span text:style-name="T4">int</text:span> d_y;</text:p>
      <text:p text:style-name="P4"/>
      <text:p text:style-name="P1">d_x <text:span text:style-name="T7">=</text:span> <text:span text:style-name="T8">0</text:span>;</text:p>
      <text:p text:style-name="P1">d_y <text:span text:style-name="T7">=</text:span> <text:span text:style-name="T8">0</text:span>;</text:p>
      <text:p text:style-name="P1"><text:span text:style-name="T6">if</text:span> (move_dir <text:span text:style-name="T7">==</text:span> <text:span text:style-name="T3">'r'</text:span>)</text:p>
      <text:p text:style-name="P1">{</text:p>
      <text:p text:style-name="P1">d_x <text:span text:style-name="T7">=</text:span> <text:span text:style-name="T8">1</text:span>;</text:p>
      <text:p text:style-name="P1"><text:span text:style-name="T5">move_player_right</text:span>(game, d_x, d_y);</text:p>
      <text:p text:style-name="P1">}</text:p>
      <text:p text:style-name="P1"><text:span text:style-name="T6">else</text:span> <text:span text:style-name="T6">if</text:span> (move_dir <text:span text:style-name="T7">==</text:span> <text:span text:style-name="T3">'l'</text:span>)</text:p>
      <text:p text:style-name="P1">{</text:p>
      <text:p text:style-name="P1">d_x <text:span text:style-name="T7">=</text:span> <text:span text:style-name="T7">-</text:span><text:span text:style-name="T8">1</text:span>;</text:p>
      <text:p text:style-name="P1"><text:span text:style-name="T5">move_player_left</text:span>(game, d_x, d_y);</text:p>
      <text:p text:style-name="P1">}</text:p>
      <text:p text:style-name="P1">}</text:p>
      <text:p text:style-name="P4"/>
      <text:p text:style-name="P1"><text:span text:style-name="T4">static</text:span> <text:span text:style-name="T4">void</text:span> <text:span text:style-name="T5">move_player</text:span>(t_game <text:span text:style-name="T7">*</text:span><text:span text:style-name="T1">game</text:span>, <text:span text:style-name="T4">char</text:span> <text:span text:style-name="T1">direction_axis</text:span>, <text:span text:style-name="T4">char</text:span> <text:span text:style-name="T1">move_dir</text:span>)</text:p>
      <text:p text:style-name="P1">{</text:p>
      <text:p text:style-name="P1"><text:span text:style-name="T6">if</text:span> (direction_axis <text:span text:style-name="T7">==</text:span> <text:span text:style-name="T3">'y'</text:span>)</text:p>
      <text:p text:style-name="P1"><text:span text:style-name="T5">move_direction_y</text:span>(game, move_dir);</text:p>
      <text:p text:style-name="P1"><text:span text:style-name="T6">else</text:span> <text:span text:style-name="T6">if</text:span> (direction_axis <text:span text:style-name="T7">==</text:span> <text:span text:style-name="T3">'x'</text:span>)</text:p>
      <text:p text:style-name="P1"><text:span text:style-name="T5">move_direction_x</text:span>(game, move_dir);</text:p>
      <text:p text:style-name="P1"><text:span text:style-name="T6">if</text:span> (<text:span text:style-name="T1">game</text:span>-&gt;<text:span text:style-name="T1">collect</text:span> <text:span text:style-name="T7">==</text:span> <text:span text:style-name="T1">game</text:span>-&gt;<text:span text:style-name="T1">collectibles</text:span>)</text:p>
      <text:p text:style-name="P1"><text:span text:style-name="T5">open_exit</text:span>(game);</text:p>
      <text:p text:style-name="P1"><text:span text:style-name="T6">if</text:span> (<text:span text:style-name="T1">game</text:span>-&gt;<text:span text:style-name="T1">map</text:span>[<text:span text:style-name="T1">game</text:span>-&gt;<text:span text:style-name="T1">player_y</text:span>][<text:span text:style-name="T1">game</text:span>-&gt;<text:span text:style-name="T1">player_x</text:span>] <text:span text:style-name="T7">==</text:span> EXIT_OPEN)</text:p>
      <text:p text:style-name="P1"><text:span text:style-name="T5">print_final_exit</text:span>(game);</text:p>
      <text:p text:style-name="P1">}</text:p>
      <text:p text:style-name="P4"/>
      <text:p text:style-name="P1"><text:span text:style-name="T4">void</text:span> <text:span text:style-name="T5">my_keyfuncion</text:span>(<text:span text:style-name="T9">mlx_key_data_t</text:span> <text:span text:style-name="T1">keydata</text:span>, <text:span text:style-name="T4">void</text:span> <text:span text:style-name="T7">*</text:span><text:span text:style-name="T1">data</text:span>)</text:p>
      <text:p text:style-name="P1">{</text:p>
      <text:p text:style-name="P1">t_game <text:span text:style-name="T7">*</text:span>game;</text:p>
      <text:p text:style-name="P4"/>
      <text:p text:style-name="P1">game <text:span text:style-name="T7">=</text:span> (t_game <text:span text:style-name="T7">*</text:span>) data;</text:p>
      <text:p text:style-name="P1"><text:span text:style-name="T6">if</text:span> (<text:span text:style-name="T5">mlx_is_key_down</text:span>(<text:span text:style-name="T1">game</text:span>-&gt;<text:span text:style-name="T1">mlx</text:span>, KEY_ESC))</text:p>
      <text:p text:style-name="P1">{</text:p>
      <text:p text:style-name="P1"><text:span text:style-name="T5">free_matrix</text:span>(<text:span text:style-name="T1">game</text:span>-&gt;<text:span text:style-name="T1">map</text:span>);</text:p>
      <text:p text:style-name="P1"><text:span text:style-name="T5">mlx_close_window</text:span>(<text:span text:style-name="T1">game</text:span>-&gt;<text:span text:style-name="T1">mlx</text:span>);</text:p>
      <text:p text:style-name="P1">}</text:p>
      <text:p text:style-name="P1"><text:span text:style-name="T6">if</text:span> (<text:span text:style-name="T1">keydata</text:span>.<text:span text:style-name="T1">key</text:span> <text:span text:style-name="T7">==</text:span> ARROW_UP</text:p>
      <text:p text:style-name="P1"><text:span text:style-name="T7">&amp;&amp;</text:span> (<text:span text:style-name="T1">keydata</text:span>.<text:span text:style-name="T1">action</text:span> <text:span text:style-name="T7">==</text:span> MLX_PRESS <text:span text:style-name="T7">||</text:span> <text:span text:style-name="T1">keydata</text:span>.<text:span text:style-name="T1">action</text:span> <text:span text:style-name="T7">==</text:span> MLX_REPEAT))</text:p>
      <text:p text:style-name="P1"><text:span text:style-name="T5">move_player</text:span>(game, <text:span text:style-name="T3">'y'</text:span>, <text:span text:style-name="T3">'u'</text:span>);</text:p>
      <text:p text:style-name="P1"><text:span text:style-name="T6">if</text:span> (<text:span text:style-name="T1">keydata</text:span>.<text:span text:style-name="T1">key</text:span> <text:span text:style-name="T7">==</text:span> ARROW_RIGHT</text:p>
      <text:p text:style-name="P1"><text:span text:style-name="T7">&amp;&amp;</text:span> (<text:span text:style-name="T1">keydata</text:span>.<text:span text:style-name="T1">action</text:span> <text:span text:style-name="T7">==</text:span> MLX_PRESS <text:span text:style-name="T7">||</text:span> <text:span text:style-name="T1">keydata</text:span>.<text:span text:style-name="T1">action</text:span> <text:span text:style-name="T7">==</text:span> MLX_REPEAT))</text:p>
      <text:p text:style-name="P1"><text:span text:style-name="T5">move_player</text:span>(game, <text:span text:style-name="T3">'x'</text:span>, <text:span text:style-name="T3">'r'</text:span>);</text:p>
      <text:p text:style-name="P1"><text:span text:style-name="T6">if</text:span> (<text:span text:style-name="T1">keydata</text:span>.<text:span text:style-name="T1">key</text:span> <text:span text:style-name="T7">==</text:span> ARROW_DOWN</text:p>
      <text:p text:style-name="P1"><text:span text:style-name="T7">&amp;&amp;</text:span> (<text:span text:style-name="T1">keydata</text:span>.<text:span text:style-name="T1">action</text:span> <text:span text:style-name="T7">==</text:span> MLX_PRESS <text:span text:style-name="T7">||</text:span> <text:span text:style-name="T1">keydata</text:span>.<text:span text:style-name="T1">action</text:span> <text:span text:style-name="T7">==</text:span> MLX_REPEAT))</text:p>
      <text:p text:style-name="P1"><text:span text:style-name="T5">move_player</text:span>(game, <text:span text:style-name="T3">'y'</text:span>, <text:span text:style-name="T3">'d'</text:span>);</text:p>
      <text:p text:style-name="P1"><text:span text:style-name="T6">if</text:span> (<text:span text:style-name="T1">keydata</text:span>.<text:span text:style-name="T1">key</text:span> <text:span text:style-name="T7">==</text:span> ARROW_LEFT</text:p>
      <text:p text:style-name="P1"><text:span text:style-name="T7">&amp;&amp;</text:span> (<text:span text:style-name="T1">keydata</text:span>.<text:span text:style-name="T1">action</text:span> <text:span text:style-name="T7">==</text:span> MLX_PRESS <text:span text:style-name="T7">||</text:span> <text:span text:style-name="T1">keydata</text:span>.<text:span text:style-name="T1">action</text:span> <text:span text:style-name="T7">==</text:span> MLX_REPEAT))</text:p>
      <text:p text:style-name="P1"><text:span text:style-name="T5">move_player</text:span>(game, <text:span text:style-name="T3">'x'</text:span>, <text:span text:style-name="T3">'l'</text:span>);</text:p>
      <text:p text:style-name="P1">}</text:p>
      <text:p text:style-name="P4"/>
      <text:p text:style-name="P1"><text:span text:style-name="T4">void</text:span> <text:span text:style-name="T5">close_window</text:span>(<text:span text:style-name="T4">void</text:span> <text:span text:style-name="T7">*</text:span><text:span text:style-name="T1">param</text:span>)</text:p>
      <text:p text:style-name="P1">{</text:p>
      <text:p text:style-name="P1">t_game <text:span text:style-name="T7">*</text:span>game;</text:p>
      <text:p text:style-name="P4"/>
      <text:p text:style-name="P1">game <text:span text:style-name="T7">=</text:span> (t_game <text:span text:style-name="T7">*</text:span>)param;</text:p>
      <text:p text:style-name="P1"><text:span text:style-name="T5">free_matrix</text:span>(<text:span text:style-name="T1">game</text:span>-&gt;<text:span text:style-name="T1">map</text:span>);</text:p>
      <text:p text:style-name="P1"><text:span text:style-name="T5">mlx_close_window</text:span>(<text:span text:style-name="T1">game</text:span>-&gt;<text:span text:style-name="T1">mlx</text:span>);</text:p>
      <text:p text:style-name="P1">}</text:p>
      <text:p text:style-name="P1"/>
      <text:p text:style-name="P2">/* ************************************************************************** */</text:p>
      <text:p text:style-name="P2"><text:soft-page-break/>/* */</text:p>
      <text:p text:style-name="P2">/* ::: :::::::: */</text:p>
      <text:p text:style-name="P2">/* move_player_01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4:28 by kcanales #+# #+# */</text:p>
      <text:p text:style-name="P2">/* Updated: 2026/03/15 00:44:28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void</text:span> <text:span text:style-name="T5">remove_collectible</text:span>(t_game <text:span text:style-name="T7">*</text:span><text:span text:style-name="T1">game</text:span>)</text:p>
      <text:p text:style-name="P1">{</text:p>
      <text:p text:style-name="P1"><text:span text:style-name="T4">size_t</text:span> i;</text:p>
      <text:p text:style-name="P4"/>
      <text:p text:style-name="P1">i <text:span text:style-name="T7">=</text:span> <text:span text:style-name="T8">0</text:span>;</text:p>
      <text:p text:style-name="P1"><text:span text:style-name="T6">while</text:span> (i <text:span text:style-name="T7">&lt;</text:span> <text:span text:style-name="T1">game</text:span>-&gt;<text:span text:style-name="T1">sprites</text:span>-&gt;<text:span text:style-name="T1">collectible</text:span>-&gt;<text:span text:style-name="T1">count</text:span>)</text:p>
      <text:p text:style-name="P1">{</text:p>
      <text:p text:style-name="P1"><text:span text:style-name="T6">if</text:span> ((<text:span text:style-name="T4">size_t</text:span>)<text:span text:style-name="T1">game</text:span>-&gt;<text:span text:style-name="T1">sprites</text:span>-&gt;<text:span text:style-name="T1">collectible</text:span>-&gt;<text:span text:style-name="T1">instances</text:span>[i].<text:span text:style-name="T1">x</text:span></text:p>
      <text:p text:style-name="P1"><text:span text:style-name="T7">==</text:span> <text:span text:style-name="T1">game</text:span>-&gt;<text:span text:style-name="T1">player_x</text:span> <text:span text:style-name="T7">*</text:span> PIXELS</text:p>
      <text:p text:style-name="P1"><text:span text:style-name="T7">&amp;&amp;</text:span> (<text:span text:style-name="T4">size_t</text:span>)<text:span text:style-name="T1">game</text:span>-&gt;<text:span text:style-name="T1">sprites</text:span>-&gt;<text:span text:style-name="T1">collectible</text:span>-&gt;<text:span text:style-name="T1">instances</text:span>[i].<text:span text:style-name="T1">y</text:span></text:p>
      <text:p text:style-name="P1"><text:span text:style-name="T7">==</text:span> <text:span text:style-name="T1">game</text:span>-&gt;<text:span text:style-name="T1">player_y</text:span> <text:span text:style-name="T7">*</text:span> PIXELS)</text:p>
      <text:p text:style-name="P1">{</text:p>
      <text:p text:style-name="P1"><text:span text:style-name="T1">game</text:span>-&gt;<text:span text:style-name="T1">sprites</text:span>-&gt;<text:span text:style-name="T1">collectible</text:span>-&gt;<text:span text:style-name="T1">instances</text:span>[i].<text:span text:style-name="T1">enabled</text:span> <text:span text:style-name="T7">=</text:span> <text:span text:style-name="T4">false</text:span>;</text:p>
      <text:p text:style-name="P1"><text:span text:style-name="T1">game</text:span>-&gt;<text:span text:style-name="T1">map</text:span>[<text:span text:style-name="T1">game</text:span>-&gt;<text:span text:style-name="T1">player_y</text:span>][<text:span text:style-name="T1">game</text:span>-&gt;<text:span text:style-name="T1">player_x</text:span>] <text:span text:style-name="T7">=</text:span> <text:span text:style-name="T3">'0'</text:span>;</text:p>
      <text:p text:style-name="P1"><text:span text:style-name="T1">game</text:span>-&gt;<text:span text:style-name="T1">collect</text:span> <text:span text:style-name="T7">+=</text:span> <text:span text:style-name="T8">1</text:span>;</text:p>
      <text:p text:style-name="P1"><text:span text:style-name="T6">break</text:span> ;</text:p>
      <text:p text:style-name="P1">}</text:p>
      <text:p text:style-name="P1">i<text:span text:style-name="T7">++</text:span>;</text:p>
      <text:p text:style-name="P1">}</text:p>
      <text:p text:style-name="P1">}</text:p>
      <text:p text:style-name="P4"/>
      <text:p text:style-name="P1"><text:span text:style-name="T4">void</text:span> <text:span text:style-name="T5">move_player_up</text:span>(t_game <text:span text:style-name="T7">*</text:span><text:span text:style-name="T1">game</text:span>, <text:span text:style-name="T4">int</text:span> <text:span text:style-name="T1">d_x</text:span>, <text:span text:style-name="T4">int</text:span> <text:span text:style-name="T1">d_y</text:span>)</text:p>
      <text:p text:style-name="P1">{</text:p>
      <text:p text:style-name="P1"><text:span text:style-name="T6">if</text:span> (<text:span text:style-name="T1">game</text:span>-&gt;<text:span text:style-name="T1">map</text:span>[<text:span text:style-name="T1">game</text:span>-&gt;<text:span text:style-name="T1">player_y</text:span> <text:span text:style-name="T7">+</text:span> d_y][<text:span text:style-name="T1">game</text:span>-&gt;<text:span text:style-name="T1">player_x</text:span> <text:span text:style-name="T7">+</text:span> d_x] <text:span text:style-name="T7">!=</text:span> WALL</text:p>
      <text:p text:style-name="P1"><text:span text:style-name="T7">&amp;&amp;</text:span> <text:span text:style-name="T1">game</text:span>-&gt;<text:span text:style-name="T1">map</text:span>[<text:span text:style-name="T1">game</text:span>-&gt;<text:span text:style-name="T1">player_y</text:span> <text:span text:style-name="T7">+</text:span> d_y][<text:span text:style-name="T1">game</text:span>-&gt;<text:span text:style-name="T1">player_x</text:span> <text:span text:style-name="T7">+</text:span> d_x] <text:span text:style-name="T7">!=</text:span> EXIT)</text:p>
      <text:p text:style-name="P1">{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enabled</text:span> <text:span text:style-name="T7">=</text:span> <text:span text:style-name="T4">false</text:span>;</text:p>
      <text:p text:style-name="P1"><text:span text:style-name="T1">game</text:span>-&gt;<text:span text:style-name="T1">player_x</text:span> <text:span text:style-name="T7">+=</text:span> d_x;</text:p>
      <text:p text:style-name="P1"><text:span text:style-name="T1">game</text:span>-&gt;<text:span text:style-name="T1">player_y</text:span> <text:span text:style-name="T7">+=</text:span> d_y;</text:p>
      <text:p text:style-name="P1"><text:span text:style-name="T6">if</text:span> (<text:span text:style-name="T1">game</text:span>-&gt;<text:span text:style-name="T1">sprites</text:span>-&gt;<text:span text:style-name="T1">up</text:span>-&gt;<text:span text:style-name="T1">count</text:span> <text:span text:style-name="T7">==</text:span> <text:span text:style-name="T8">0</text:span>)</text:p>
      <text:p text:style-name="P1"><text:span text:style-name="T5">mlx_image_to_window</text:span>(<text:span text:style-name="T1">game</text:span>-&gt;<text:span text:style-name="T1">mlx</text:span>, <text:span text:style-name="T1">game</text:span>-&gt;<text:span text:style-name="T1">sprites</text:span>-&gt;<text:span text:style-name="T1">up</text:span>,</text:p>
      <text:p text:style-name="P1"><text:span text:style-name="T1">game</text:span>-&gt;<text:span text:style-name="T1">player_x</text:span> <text:span text:style-name="T7">*</text:span> PIXELS, <text:span text:style-name="T1">game</text:span>-&gt;<text:span text:style-name="T1">player_y</text:span> <text:span text:style-name="T7">*</text:span> PIXELS);</text:p>
      <text:p text:style-name="P1"><text:span text:style-name="T1">game</text:span>-&gt;<text:span text:style-name="T1">sprites</text:span>-&gt;<text:span text:style-name="T1">player</text:span> <text:span text:style-name="T7">=</text:span> <text:span text:style-name="T1">game</text:span>-&gt;<text:span text:style-name="T1">sprites</text:span>-&gt;<text:span text:style-name="T1">up</text:span>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x</text:span> <text:span text:style-name="T7">=</text:span> <text:span text:style-name="T1">game</text:span>-&gt;<text:span text:style-name="T1">player_x</text:span> <text:span text:style-name="T7">*</text:span> PIXELS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y</text:span> <text:span text:style-name="T7">=</text:span> <text:span text:style-name="T1">game</text:span>-&gt;<text:span text:style-name="T1">player_y</text:span> <text:span text:style-name="T7">*</text:span> PIXELS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enabled</text:span> <text:span text:style-name="T7">=</text:span> <text:span text:style-name="T4">true</text:span>;</text:p>
      <text:p text:style-name="P1"><text:span text:style-name="T6">if</text:span> (<text:span text:style-name="T1">game</text:span>-&gt;<text:span text:style-name="T1">map</text:span>[<text:span text:style-name="T1">game</text:span>-&gt;<text:span text:style-name="T1">player_y</text:span>][<text:span text:style-name="T1">game</text:span>-&gt;<text:span text:style-name="T1">player_x</text:span>] <text:span text:style-name="T7">==</text:span> COLLECTIBLE)</text:p>
      <text:p text:style-name="P1"><text:span text:style-name="T5">remove_collectible</text:span>(game);</text:p>
      <text:p text:style-name="P1"><text:span text:style-name="T5">print_moves</text:span>(game);</text:p>
      <text:p text:style-name="P1">}</text:p>
      <text:p text:style-name="P1">}</text:p>
      <text:p text:style-name="P4"/>
      <text:p text:style-name="P1"><text:span text:style-name="T4">void</text:span> <text:span text:style-name="T5">move_player_down</text:span>(t_game <text:span text:style-name="T7">*</text:span><text:span text:style-name="T1">game</text:span>, <text:span text:style-name="T4">int</text:span> <text:span text:style-name="T1">d_x</text:span>, <text:span text:style-name="T4">int</text:span> <text:span text:style-name="T1">d_y</text:span>)</text:p>
      <text:p text:style-name="P1">{</text:p>
      <text:p text:style-name="P1"><text:span text:style-name="T6">if</text:span> (<text:span text:style-name="T1">game</text:span>-&gt;<text:span text:style-name="T1">map</text:span>[<text:span text:style-name="T1">game</text:span>-&gt;<text:span text:style-name="T1">player_y</text:span> <text:span text:style-name="T7">+</text:span> d_y][<text:span text:style-name="T1">game</text:span>-&gt;<text:span text:style-name="T1">player_x</text:span> <text:span text:style-name="T7">+</text:span> d_x] <text:span text:style-name="T7">!=</text:span> WALL</text:p>
      <text:p text:style-name="P1"><text:span text:style-name="T7">&amp;&amp;</text:span> <text:span text:style-name="T1">game</text:span>-&gt;<text:span text:style-name="T1">map</text:span>[<text:span text:style-name="T1">game</text:span>-&gt;<text:span text:style-name="T1">player_y</text:span> <text:span text:style-name="T7">+</text:span> d_y][<text:span text:style-name="T1">game</text:span>-&gt;<text:span text:style-name="T1">player_x</text:span> <text:span text:style-name="T7">+</text:span> d_x] <text:span text:style-name="T7">!=</text:span> EXIT)</text:p>
      <text:p text:style-name="P1">{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enabled</text:span> <text:span text:style-name="T7">=</text:span> <text:span text:style-name="T4">false</text:span>;</text:p>
      <text:p text:style-name="P1"><text:span text:style-name="T1">game</text:span>-&gt;<text:span text:style-name="T1">player_x</text:span> <text:span text:style-name="T7">+=</text:span> d_x;</text:p>
      <text:p text:style-name="P1"><text:soft-page-break/><text:span text:style-name="T1">game</text:span>-&gt;<text:span text:style-name="T1">player_y</text:span> <text:span text:style-name="T7">+=</text:span> d_y;</text:p>
      <text:p text:style-name="P1"><text:span text:style-name="T6">if</text:span> (<text:span text:style-name="T1">game</text:span>-&gt;<text:span text:style-name="T1">sprites</text:span>-&gt;<text:span text:style-name="T1">down</text:span>-&gt;<text:span text:style-name="T1">count</text:span> <text:span text:style-name="T7">==</text:span> <text:span text:style-name="T8">0</text:span>)</text:p>
      <text:p text:style-name="P1"><text:span text:style-name="T5">mlx_image_to_window</text:span>(<text:span text:style-name="T1">game</text:span>-&gt;<text:span text:style-name="T1">mlx</text:span>, <text:span text:style-name="T1">game</text:span>-&gt;<text:span text:style-name="T1">sprites</text:span>-&gt;<text:span text:style-name="T1">down</text:span>,</text:p>
      <text:p text:style-name="P1"><text:span text:style-name="T1">game</text:span>-&gt;<text:span text:style-name="T1">player_x</text:span> <text:span text:style-name="T7">*</text:span> PIXELS, <text:span text:style-name="T1">game</text:span>-&gt;<text:span text:style-name="T1">player_y</text:span> <text:span text:style-name="T7">*</text:span> PIXELS);</text:p>
      <text:p text:style-name="P1"><text:span text:style-name="T1">game</text:span>-&gt;<text:span text:style-name="T1">sprites</text:span>-&gt;<text:span text:style-name="T1">player</text:span> <text:span text:style-name="T7">=</text:span> <text:span text:style-name="T1">game</text:span>-&gt;<text:span text:style-name="T1">sprites</text:span>-&gt;<text:span text:style-name="T1">down</text:span>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x</text:span> <text:span text:style-name="T7">=</text:span> <text:span text:style-name="T1">game</text:span>-&gt;<text:span text:style-name="T1">player_x</text:span> <text:span text:style-name="T7">*</text:span> PIXELS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y</text:span> <text:span text:style-name="T7">=</text:span> <text:span text:style-name="T1">game</text:span>-&gt;<text:span text:style-name="T1">player_y</text:span> <text:span text:style-name="T7">*</text:span> PIXELS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enabled</text:span> <text:span text:style-name="T7">=</text:span> <text:span text:style-name="T4">true</text:span>;</text:p>
      <text:p text:style-name="P1"><text:span text:style-name="T6">if</text:span> (<text:span text:style-name="T1">game</text:span>-&gt;<text:span text:style-name="T1">map</text:span>[<text:span text:style-name="T1">game</text:span>-&gt;<text:span text:style-name="T1">player_y</text:span>][<text:span text:style-name="T1">game</text:span>-&gt;<text:span text:style-name="T1">player_x</text:span>] <text:span text:style-name="T7">==</text:span> COLLECTIBLE)</text:p>
      <text:p text:style-name="P1"><text:span text:style-name="T5">remove_collectible</text:span>(game);</text:p>
      <text:p text:style-name="P1"><text:span text:style-name="T5">print_moves</text:span>(game);</text:p>
      <text:p text:style-name="P1">}</text:p>
      <text:p text:style-name="P1">}</text:p>
      <text:p text:style-name="P4"/>
      <text:p text:style-name="P1"><text:span text:style-name="T4">void</text:span> <text:span text:style-name="T5">move_player_left</text:span>(t_game <text:span text:style-name="T7">*</text:span><text:span text:style-name="T1">game</text:span>, <text:span text:style-name="T4">int</text:span> <text:span text:style-name="T1">d_x</text:span>, <text:span text:style-name="T4">int</text:span> <text:span text:style-name="T1">d_y</text:span>)</text:p>
      <text:p text:style-name="P1">{</text:p>
      <text:p text:style-name="P1"><text:span text:style-name="T6">if</text:span> (<text:span text:style-name="T1">game</text:span>-&gt;<text:span text:style-name="T1">map</text:span>[<text:span text:style-name="T1">game</text:span>-&gt;<text:span text:style-name="T1">player_y</text:span> <text:span text:style-name="T7">+</text:span> d_y][<text:span text:style-name="T1">game</text:span>-&gt;<text:span text:style-name="T1">player_x</text:span> <text:span text:style-name="T7">+</text:span> d_x] <text:span text:style-name="T7">!=</text:span> WALL</text:p>
      <text:p text:style-name="P1"><text:span text:style-name="T7">&amp;&amp;</text:span> <text:span text:style-name="T1">game</text:span>-&gt;<text:span text:style-name="T1">map</text:span>[<text:span text:style-name="T1">game</text:span>-&gt;<text:span text:style-name="T1">player_y</text:span> <text:span text:style-name="T7">+</text:span> d_y][<text:span text:style-name="T1">game</text:span>-&gt;<text:span text:style-name="T1">player_x</text:span> <text:span text:style-name="T7">+</text:span> d_x] <text:span text:style-name="T7">!=</text:span> EXIT)</text:p>
      <text:p text:style-name="P1">{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enabled</text:span> <text:span text:style-name="T7">=</text:span> <text:span text:style-name="T4">false</text:span>;</text:p>
      <text:p text:style-name="P1"><text:span text:style-name="T1">game</text:span>-&gt;<text:span text:style-name="T1">player_x</text:span> <text:span text:style-name="T7">+=</text:span> d_x;</text:p>
      <text:p text:style-name="P1"><text:span text:style-name="T1">game</text:span>-&gt;<text:span text:style-name="T1">player_y</text:span> <text:span text:style-name="T7">+=</text:span> d_y;</text:p>
      <text:p text:style-name="P1"><text:span text:style-name="T6">if</text:span> (<text:span text:style-name="T1">game</text:span>-&gt;<text:span text:style-name="T1">sprites</text:span>-&gt;<text:span text:style-name="T1">left</text:span>-&gt;<text:span text:style-name="T1">count</text:span> <text:span text:style-name="T7">==</text:span> <text:span text:style-name="T8">0</text:span>)</text:p>
      <text:p text:style-name="P1"><text:span text:style-name="T5">mlx_image_to_window</text:span>(<text:span text:style-name="T1">game</text:span>-&gt;<text:span text:style-name="T1">mlx</text:span>, <text:span text:style-name="T1">game</text:span>-&gt;<text:span text:style-name="T1">sprites</text:span>-&gt;<text:span text:style-name="T1">left</text:span>,</text:p>
      <text:p text:style-name="P1"><text:span text:style-name="T1">game</text:span>-&gt;<text:span text:style-name="T1">player_x</text:span> <text:span text:style-name="T7">*</text:span> PIXELS, <text:span text:style-name="T1">game</text:span>-&gt;<text:span text:style-name="T1">player_y</text:span> <text:span text:style-name="T7">*</text:span> PIXELS);</text:p>
      <text:p text:style-name="P1"><text:span text:style-name="T1">game</text:span>-&gt;<text:span text:style-name="T1">sprites</text:span>-&gt;<text:span text:style-name="T1">player</text:span> <text:span text:style-name="T7">=</text:span> <text:span text:style-name="T1">game</text:span>-&gt;<text:span text:style-name="T1">sprites</text:span>-&gt;<text:span text:style-name="T1">left</text:span>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x</text:span> <text:span text:style-name="T7">=</text:span> <text:span text:style-name="T1">game</text:span>-&gt;<text:span text:style-name="T1">player_x</text:span> <text:span text:style-name="T7">*</text:span> PIXELS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y</text:span> <text:span text:style-name="T7">=</text:span> <text:span text:style-name="T1">game</text:span>-&gt;<text:span text:style-name="T1">player_y</text:span> <text:span text:style-name="T7">*</text:span> PIXELS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enabled</text:span> <text:span text:style-name="T7">=</text:span> <text:span text:style-name="T4">true</text:span>;</text:p>
      <text:p text:style-name="P1"><text:span text:style-name="T6">if</text:span> (<text:span text:style-name="T1">game</text:span>-&gt;<text:span text:style-name="T1">map</text:span>[<text:span text:style-name="T1">game</text:span>-&gt;<text:span text:style-name="T1">player_y</text:span>][<text:span text:style-name="T1">game</text:span>-&gt;<text:span text:style-name="T1">player_x</text:span>] <text:span text:style-name="T7">==</text:span> COLLECTIBLE)</text:p>
      <text:p text:style-name="P1"><text:span text:style-name="T5">remove_collectible</text:span>(game);</text:p>
      <text:p text:style-name="P1"><text:span text:style-name="T5">print_moves</text:span>(game);</text:p>
      <text:p text:style-name="P1">}</text:p>
      <text:p text:style-name="P1">}</text:p>
      <text:p text:style-name="P4"/>
      <text:p text:style-name="P1"><text:span text:style-name="T4">void</text:span> <text:span text:style-name="T5">move_player_right</text:span>(t_game <text:span text:style-name="T7">*</text:span><text:span text:style-name="T1">game</text:span>, <text:span text:style-name="T4">int</text:span> <text:span text:style-name="T1">d_x</text:span>, <text:span text:style-name="T4">int</text:span> <text:span text:style-name="T1">d_y</text:span>)</text:p>
      <text:p text:style-name="P1">{</text:p>
      <text:p text:style-name="P1"><text:span text:style-name="T6">if</text:span> (<text:span text:style-name="T1">game</text:span>-&gt;<text:span text:style-name="T1">map</text:span>[<text:span text:style-name="T1">game</text:span>-&gt;<text:span text:style-name="T1">player_y</text:span> <text:span text:style-name="T7">+</text:span> d_y][<text:span text:style-name="T1">game</text:span>-&gt;<text:span text:style-name="T1">player_x</text:span> <text:span text:style-name="T7">+</text:span> d_x] <text:span text:style-name="T7">!=</text:span> WALL</text:p>
      <text:p text:style-name="P1"><text:span text:style-name="T7">&amp;&amp;</text:span> <text:span text:style-name="T1">game</text:span>-&gt;<text:span text:style-name="T1">map</text:span>[<text:span text:style-name="T1">game</text:span>-&gt;<text:span text:style-name="T1">player_y</text:span> <text:span text:style-name="T7">+</text:span> d_y][<text:span text:style-name="T1">game</text:span>-&gt;<text:span text:style-name="T1">player_x</text:span> <text:span text:style-name="T7">+</text:span> d_x] <text:span text:style-name="T7">!=</text:span> EXIT)</text:p>
      <text:p text:style-name="P1">{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enabled</text:span> <text:span text:style-name="T7">=</text:span> <text:span text:style-name="T4">false</text:span>;</text:p>
      <text:p text:style-name="P1"><text:span text:style-name="T1">game</text:span>-&gt;<text:span text:style-name="T1">player_x</text:span> <text:span text:style-name="T7">+=</text:span> d_x;</text:p>
      <text:p text:style-name="P1"><text:span text:style-name="T1">game</text:span>-&gt;<text:span text:style-name="T1">player_y</text:span> <text:span text:style-name="T7">+=</text:span> d_y;</text:p>
      <text:p text:style-name="P1"><text:span text:style-name="T6">if</text:span> (<text:span text:style-name="T1">game</text:span>-&gt;<text:span text:style-name="T1">sprites</text:span>-&gt;<text:span text:style-name="T1">right</text:span>-&gt;<text:span text:style-name="T1">count</text:span> <text:span text:style-name="T7">==</text:span> <text:span text:style-name="T8">0</text:span>)</text:p>
      <text:p text:style-name="P1"><text:span text:style-name="T5">mlx_image_to_window</text:span>(<text:span text:style-name="T1">game</text:span>-&gt;<text:span text:style-name="T1">mlx</text:span>, <text:span text:style-name="T1">game</text:span>-&gt;<text:span text:style-name="T1">sprites</text:span>-&gt;<text:span text:style-name="T1">right</text:span>,</text:p>
      <text:p text:style-name="P1"><text:span text:style-name="T1">game</text:span>-&gt;<text:span text:style-name="T1">player_x</text:span> <text:span text:style-name="T7">*</text:span> PIXELS, <text:span text:style-name="T1">game</text:span>-&gt;<text:span text:style-name="T1">player_y</text:span> <text:span text:style-name="T7">*</text:span> PIXELS);</text:p>
      <text:p text:style-name="P1"><text:span text:style-name="T1">game</text:span>-&gt;<text:span text:style-name="T1">sprites</text:span>-&gt;<text:span text:style-name="T1">player</text:span> <text:span text:style-name="T7">=</text:span> <text:span text:style-name="T1">game</text:span>-&gt;<text:span text:style-name="T1">sprites</text:span>-&gt;<text:span text:style-name="T1">right</text:span>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x</text:span> <text:span text:style-name="T7">=</text:span> <text:span text:style-name="T1">game</text:span>-&gt;<text:span text:style-name="T1">player_x</text:span> <text:span text:style-name="T7">*</text:span> PIXELS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y</text:span> <text:span text:style-name="T7">=</text:span> <text:span text:style-name="T1">game</text:span>-&gt;<text:span text:style-name="T1">player_y</text:span> <text:span text:style-name="T7">*</text:span> PIXELS;</text:p>
      <text:p text:style-name="P1"><text:span text:style-name="T1">game</text:span>-&gt;<text:span text:style-name="T1">sprites</text:span>-&gt;<text:span text:style-name="T1">player</text:span>-&gt;<text:span text:style-name="T1">instances</text:span>[<text:span text:style-name="T8">0</text:span>].<text:span text:style-name="T1">enabled</text:span> <text:span text:style-name="T7">=</text:span> <text:span text:style-name="T4">true</text:span>;</text:p>
      <text:p text:style-name="P1"><text:span text:style-name="T6">if</text:span> (<text:span text:style-name="T1">game</text:span>-&gt;<text:span text:style-name="T1">map</text:span>[<text:span text:style-name="T1">game</text:span>-&gt;<text:span text:style-name="T1">player_y</text:span>][<text:span text:style-name="T1">game</text:span>-&gt;<text:span text:style-name="T1">player_x</text:span>] <text:span text:style-name="T7">==</text:span> COLLECTIBLE)</text:p>
      <text:p text:style-name="P1"><text:span text:style-name="T5">remove_collectible</text:span>(game);</text:p>
      <text:p text:style-name="P1"><text:span text:style-name="T5">print_moves</text:span>(game);</text:p>
      <text:p text:style-name="P1">}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move_player_02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<text:soft-page-break/>/* Created: 2026/03/15 00:44:35 by kcanales #+# #+# */</text:p>
      <text:p text:style-name="P2">/* Updated: 2026/03/16 19:54:55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void</text:span> <text:span text:style-name="T5">open_exit</text:span>(t_game <text:span text:style-name="T7">*</text:span><text:span text:style-name="T1">game</text:span>)</text:p>
      <text:p text:style-name="P1">{</text:p>
      <text:p text:style-name="P1"><text:span text:style-name="T1">game</text:span>-&gt;<text:span text:style-name="T1">sprites</text:span>-&gt;<text:span text:style-name="T1">exit</text:span>-&gt;<text:span text:style-name="T1">instances</text:span>[<text:span text:style-name="T8">0</text:span>].<text:span text:style-name="T1">enabled</text:span> <text:span text:style-name="T7">=</text:span> <text:span text:style-name="T4">false</text:span>;</text:p>
      <text:p text:style-name="P1"><text:span text:style-name="T1">game</text:span>-&gt;<text:span text:style-name="T1">map</text:span>[<text:span text:style-name="T1">game</text:span>-&gt;<text:span text:style-name="T1">exit_y</text:span>][<text:span text:style-name="T1">game</text:span>-&gt;<text:span text:style-name="T1">exit_x</text:span>] <text:span text:style-name="T7">=</text:span> EXIT_OPEN;</text:p>
      <text:p text:style-name="P1"><text:span text:style-name="T6">if</text:span> (<text:span text:style-name="T1">game</text:span>-&gt;<text:span text:style-name="T1">sprites</text:span>-&gt;<text:span text:style-name="T1">exit_open</text:span>-&gt;<text:span text:style-name="T1">count</text:span> <text:span text:style-name="T7">==</text:span> <text:span text:style-name="T8">0</text:span>)</text:p>
      <text:p text:style-name="P1"><text:span text:style-name="T5">mlx_image_to_window</text:span>(<text:span text:style-name="T1">game</text:span>-&gt;<text:span text:style-name="T1">mlx</text:span>, <text:span text:style-name="T1">game</text:span>-&gt;<text:span text:style-name="T1">sprites</text:span>-&gt;<text:span text:style-name="T1">exit_open</text:span>,</text:p>
      <text:p text:style-name="P1"><text:span text:style-name="T1">game</text:span>-&gt;<text:span text:style-name="T1">exit_x</text:span> <text:span text:style-name="T7">*</text:span> PIXELS, <text:span text:style-name="T1">game</text:span>-&gt;<text:span text:style-name="T1">exit_y</text:span> <text:span text:style-name="T7">*</text:span> PIXELS);</text:p>
      <text:p text:style-name="P1"><text:span text:style-name="T1">game</text:span>-&gt;<text:span text:style-name="T1">sprites</text:span>-&gt;<text:span text:style-name="T1">exit</text:span> <text:span text:style-name="T7">=</text:span> <text:span text:style-name="T1">game</text:span>-&gt;<text:span text:style-name="T1">sprites</text:span>-&gt;<text:span text:style-name="T1">exit_open</text:span>;</text:p>
      <text:p text:style-name="P1"><text:span text:style-name="T1">game</text:span>-&gt;<text:span text:style-name="T1">sprites</text:span>-&gt;<text:span text:style-name="T1">exit</text:span>-&gt;<text:span text:style-name="T1">instances</text:span>[<text:span text:style-name="T8">0</text:span>].<text:span text:style-name="T1">enabled</text:span> <text:span text:style-name="T7">=</text:span> <text:span text:style-name="T4">true</text:span>;</text:p>
      <text:p text:style-name="P1">}</text:p>
      <text:p text:style-name="P4"/>
      <text:p text:style-name="P1"><text:span text:style-name="T4">void</text:span> <text:span text:style-name="T5">print_moves</text:span>(t_game <text:span text:style-name="T7">*</text:span><text:span text:style-name="T1">game</text:span>)</text:p>
      <text:p text:style-name="P1">{</text:p>
      <text:p text:style-name="P1"><text:span text:style-name="T1">game</text:span>-&gt;<text:span text:style-name="T1">moves</text:span><text:span text:style-name="T7">++</text:span>;</text:p>
      <text:p text:style-name="P1"><text:span text:style-name="T5">ft_printf</text:span>(<text:span text:style-name="T3">"Move, MOVE!! Moves: %d</text:span><text:span text:style-name="T4">\n</text:span><text:span text:style-name="T3">"</text:span>, <text:span text:style-name="T1">game</text:span>-&gt;<text:span text:style-name="T1">moves</text:span>);</text:p>
      <text:p text:style-name="P1">}</text:p>
      <text:p text:style-name="P4"/>
      <text:p text:style-name="P1"><text:span text:style-name="T4">void</text:span> <text:span text:style-name="T5">print_final_exit</text:span>(t_game <text:span text:style-name="T7">*</text:span><text:span text:style-name="T1">game</text:span>)</text:p>
      <text:p text:style-name="P1">{</text:p>
      <text:p text:style-name="P1"><text:span text:style-name="T5">ft_printf</text:span>(<text:span text:style-name="T3">"</text:span><text:span text:style-name="T4">\n</text:span><text:span text:style-name="T3">Resounding success!</text:span><text:span text:style-name="T4">\n</text:span><text:span text:style-name="T3">"</text:span>);</text:p>
      <text:p text:style-name="P1"><text:span text:style-name="T5">free_matrix</text:span>(<text:span text:style-name="T1">game</text:span>-&gt;<text:span text:style-name="T1">map</text:span>);</text:p>
      <text:p text:style-name="P1"><text:span text:style-name="T5">mlx_close_window</text:span>(<text:span text:style-name="T1">game</text:span>-&gt;<text:span text:style-name="T1">mlx</text:span>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utils.c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4:46 by kcanales #+# #+# */</text:p>
      <text:p text:style-name="P2">/* Updated: 2026/03/16 19:49:32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nclude</text:span><text:span text:style-name="T4"> </text:span><text:span text:style-name="T3">"so_long.h"</text:span></text:p>
      <text:p text:style-name="P4"/>
      <text:p text:style-name="P1"><text:span text:style-name="T4">char</text:span> <text:span text:style-name="T7">**</text:span><text:span text:style-name="T5">free_matrix</text:span>(<text:span text:style-name="T4">char</text:span> <text:span text:style-name="T7">**</text:span><text:span text:style-name="T1">array</text:span>)</text:p>
      <text:p text:style-name="P1">{</text:p>
      <text:p text:style-name="P1"><text:span text:style-name="T4">int</text:span> i;</text:p>
      <text:p text:style-name="P4"/>
      <text:p text:style-name="P1">i <text:span text:style-name="T7">=</text:span> <text:span text:style-name="T8">0</text:span>;</text:p>
      <text:p text:style-name="P1"><text:span text:style-name="T6">while</text:span> (<text:span text:style-name="T1">array</text:span>[i] <text:span text:style-name="T7">!=</text:span> <text:span text:style-name="T4">NULL</text:span>)</text:p>
      <text:p text:style-name="P1">{</text:p>
      <text:p text:style-name="P1"><text:span text:style-name="T5">free</text:span>(<text:span text:style-name="T1">array</text:span>[i]);</text:p>
      <text:p text:style-name="P1">i<text:span text:style-name="T7">++</text:span>;</text:p>
      <text:p text:style-name="P1">}</text:p>
      <text:p text:style-name="P1"><text:span text:style-name="T5">free</text:span>(array);</text:p>
      <text:p text:style-name="P1"><text:span text:style-name="T6">return</text:span> (<text:span text:style-name="T4">NULL</text:span>);</text:p>
      <text:p text:style-name="P1">}</text:p>
      <text:p text:style-name="P4"/>
      <text:p text:style-name="P1"><text:span text:style-name="T4">static</text:span> <text:span text:style-name="T4">void</text:span> <text:span text:style-name="T5">next_check_files</text:span>(<text:span text:style-name="T4">void</text:span>)</text:p>
      <text:p text:style-name="P1">{</text:p>
      <text:p text:style-name="P1"><text:span text:style-name="T4">int</text:span> fd;</text:p>
      <text:p text:style-name="P4"><text:soft-page-break/></text:p>
      <text:p text:style-name="P1">fd <text:span text:style-name="T7">=</text:span> <text:span text:style-name="T5">open</text:span>(<text:span text:style-name="T3">"./textures/saucer_squash_right.png"</text:span>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Texture files are missing, check the textures folder"</text:span>);</text:p>
      <text:p text:style-name="P1"><text:span text:style-name="T5">close</text:span>(fd);</text:p>
      <text:p text:style-name="P1">fd <text:span text:style-name="T7">=</text:span> <text:span text:style-name="T5">open</text:span>(<text:span text:style-name="T3">"./textures/saucer_squash_up.png"</text:span>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Texture files are missing, check the textures folder"</text:span>);</text:p>
      <text:p text:style-name="P1"><text:span text:style-name="T5">close</text:span>(fd);</text:p>
      <text:p text:style-name="P1">fd <text:span text:style-name="T7">=</text:span> <text:span text:style-name="T5">open</text:span>(<text:span text:style-name="T3">"./textures/exit_close.png"</text:span>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Texture files are missing, check the textures folder"</text:span>);</text:p>
      <text:p text:style-name="P1"><text:span text:style-name="T5">close</text:span>(fd);</text:p>
      <text:p text:style-name="P1">fd <text:span text:style-name="T7">=</text:span> <text:span text:style-name="T5">open</text:span>(<text:span text:style-name="T3">"./textures/sun.png"</text:span>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Texture files are missing, check the textures folder"</text:span>);</text:p>
      <text:p text:style-name="P1"><text:span text:style-name="T5">close</text:span>(fd);</text:p>
      <text:p text:style-name="P1">fd <text:span text:style-name="T7">=</text:span> <text:span text:style-name="T5">open</text:span>(<text:span text:style-name="T3">"./textures/sky.png"</text:span>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Texture files are missing, check the textures folder"</text:span>);</text:p>
      <text:p text:style-name="P1"><text:span text:style-name="T5">close</text:span>(fd);</text:p>
      <text:p text:style-name="P1">}</text:p>
      <text:p text:style-name="P4"/>
      <text:p text:style-name="P1"><text:span text:style-name="T4">void</text:span> <text:span text:style-name="T5">check_files</text:span>(<text:span text:style-name="T4">void</text:span>)</text:p>
      <text:p text:style-name="P1">{</text:p>
      <text:p text:style-name="P1"><text:span text:style-name="T4">int</text:span> fd;</text:p>
      <text:p text:style-name="P4"/>
      <text:p text:style-name="P1">fd <text:span text:style-name="T7">=</text:span> <text:span text:style-name="T5">open</text:span>(<text:span text:style-name="T3">"./textures/cloud.png"</text:span>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Texture files are missing, check the textures folder"</text:span>);</text:p>
      <text:p text:style-name="P1"><text:span text:style-name="T5">close</text:span>(fd);</text:p>
      <text:p text:style-name="P1">fd <text:span text:style-name="T7">=</text:span> <text:span text:style-name="T5">open</text:span>(<text:span text:style-name="T3">"./textures/exit_open.png"</text:span>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Texture files are missing, check the textures folder"</text:span>);</text:p>
      <text:p text:style-name="P1"><text:span text:style-name="T5">close</text:span>(fd);</text:p>
      <text:p text:style-name="P1">fd <text:span text:style-name="T7">=</text:span> <text:span text:style-name="T5">open</text:span>(<text:span text:style-name="T3">"./textures/saucer_squash_down.png"</text:span>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Texture files are missing, check the textures folder"</text:span>);</text:p>
      <text:p text:style-name="P1"><text:span text:style-name="T5">close</text:span>(fd);</text:p>
      <text:p text:style-name="P1">fd <text:span text:style-name="T7">=</text:span> <text:span text:style-name="T5">open</text:span>(<text:span text:style-name="T3">"./textures/saucer_squash_left.png"</text:span>, O_RDONLY);</text:p>
      <text:p text:style-name="P1"><text:span text:style-name="T6">if</text:span> (fd <text:span text:style-name="T7">==</text:span> <text:span text:style-name="T7">-</text:span><text:span text:style-name="T8">1</text:span>)</text:p>
      <text:p text:style-name="P1"><text:span text:style-name="T5">error_and_exit</text:span>(<text:span text:style-name="T3">"Texture files are missing, check the textures folder"</text:span>);</text:p>
      <text:p text:style-name="P1"><text:span text:style-name="T5">close</text:span>(fd);</text:p>
      <text:p text:style-name="P1"><text:span text:style-name="T5">next_check_files</text:span>();</text:p>
      <text:p text:style-name="P1">}</text:p>
      <text:p text:style-name="P1"/>
      <text:p text:style-name="P2">/* ************************************************************************** */</text:p>
      <text:p text:style-name="P2">/* */</text:p>
      <text:p text:style-name="P2">/* ::: :::::::: */</text:p>
      <text:p text:style-name="P2">/* so_long.h :+: :+: :+: */</text:p>
      <text:p text:style-name="P2">/* +:+ +:+ +:+ */</text:p>
      <text:p text:style-name="P2">/* By: kcanales &lt;kcanales@student.42madrid.com +#+ +:+ +#+ */</text:p>
      <text:p text:style-name="P2">/* +#+#+#+#+#+ +#+ */</text:p>
      <text:p text:style-name="P2">/* Created: 2026/03/15 00:46:03 by kcanales #+# #+# */</text:p>
      <text:p text:style-name="P2">/* Updated: 2026/03/16 19:52:39 by kcanales ### ########.fr */</text:p>
      <text:p text:style-name="P2">/* */</text:p>
      <text:p text:style-name="P2">/* ************************************************************************** */</text:p>
      <text:p text:style-name="P4"/>
      <text:p text:style-name="P1"><text:span text:style-name="T6">#ifndef</text:span><text:span text:style-name="T4"> </text:span><text:span text:style-name="T5">SO_LONG_H</text:span></text:p>
      <text:p text:style-name="P1"><text:span text:style-name="T6"># define</text:span><text:span text:style-name="T4"> </text:span><text:span text:style-name="T5">SO_LONG_H</text:span></text:p>
      <text:p text:style-name="P4"/>
      <text:p text:style-name="P1"><text:span text:style-name="T6"># include</text:span><text:span text:style-name="T4"> </text:span><text:span text:style-name="T3">&lt;fcntl.h&gt;</text:span></text:p>
      <text:p text:style-name="P1"><text:soft-page-break/><text:span text:style-name="T6"># include</text:span><text:span text:style-name="T4"> </text:span><text:span text:style-name="T3">&lt;stdio.h&gt;</text:span></text:p>
      <text:p text:style-name="P1"><text:span text:style-name="T6"># include</text:span><text:span text:style-name="T4"> </text:span><text:span text:style-name="T3">&lt;stdlib.h&gt;</text:span></text:p>
      <text:p text:style-name="P1"><text:span text:style-name="T6"># include</text:span><text:span text:style-name="T4"> </text:span><text:span text:style-name="T3">&lt;string.h&gt;</text:span></text:p>
      <text:p text:style-name="P1"><text:span text:style-name="T6"># include</text:span><text:span text:style-name="T4"> </text:span><text:span text:style-name="T3">&lt;unistd.h&gt;</text:span></text:p>
      <text:p text:style-name="P4"/>
      <text:p text:style-name="P2">// libs42</text:p>
      <text:p text:style-name="P1"><text:span text:style-name="T6"># include</text:span><text:span text:style-name="T4"> </text:span><text:span text:style-name="T3">"libs/MLX42/include/MLX42/MLX42.h"</text:span></text:p>
      <text:p text:style-name="P1"><text:span text:style-name="T6"># include</text:span><text:span text:style-name="T4"> </text:span><text:span text:style-name="T3">"libs/libft/libft.h"</text:span></text:p>
      <text:p text:style-name="P1"><text:span text:style-name="T6"># include</text:span><text:span text:style-name="T4"> </text:span><text:span text:style-name="T3">"libs/ft_printf/ft_printf.h"</text:span></text:p>
      <text:p text:style-name="P4"/>
      <text:p text:style-name="P1"><text:span text:style-name="T6"># define</text:span><text:span text:style-name="T4"> </text:span><text:span text:style-name="T5">KEY_ESC</text:span><text:span text:style-name="T4"> MLX_KEY_ESCAPE</text:span></text:p>
      <text:p text:style-name="P1"><text:span text:style-name="T6"># define</text:span><text:span text:style-name="T4"> </text:span><text:span text:style-name="T5">ARROW_UP</text:span><text:span text:style-name="T4"> MLX_KEY_UP</text:span></text:p>
      <text:p text:style-name="P1"><text:span text:style-name="T6"># define</text:span><text:span text:style-name="T4"> </text:span><text:span text:style-name="T5">ARROW_DOWN</text:span><text:span text:style-name="T4"> MLX_KEY_DOWN</text:span></text:p>
      <text:p text:style-name="P1"><text:span text:style-name="T6"># define</text:span><text:span text:style-name="T4"> </text:span><text:span text:style-name="T5">ARROW_LEFT</text:span><text:span text:style-name="T4"> MLX_KEY_LEFT</text:span></text:p>
      <text:p text:style-name="P1"><text:span text:style-name="T6"># define</text:span><text:span text:style-name="T4"> </text:span><text:span text:style-name="T5">ARROW_RIGHT</text:span><text:span text:style-name="T4"> MLX_KEY_RIGHT</text:span></text:p>
      <text:p text:style-name="P4"/>
      <text:p text:style-name="P1"><text:span text:style-name="T6"># define</text:span><text:span text:style-name="T4"> </text:span><text:span text:style-name="T5">FALSE</text:span><text:span text:style-name="T4"> </text:span><text:span text:style-name="T8">0</text:span></text:p>
      <text:p text:style-name="P1"><text:span text:style-name="T6"># define</text:span><text:span text:style-name="T4"> </text:span><text:span text:style-name="T5">TRUE</text:span><text:span text:style-name="T4"> </text:span><text:span text:style-name="T8">1</text:span></text:p>
      <text:p text:style-name="P4"/>
      <text:p text:style-name="P1"><text:span text:style-name="T6"># define</text:span><text:span text:style-name="T4"> </text:span><text:span text:style-name="T5">PIXELS</text:span><text:span text:style-name="T4"> </text:span><text:span text:style-name="T8">64</text:span></text:p>
      <text:p text:style-name="P4"/>
      <text:p text:style-name="P2">// Character map</text:p>
      <text:p text:style-name="P1"><text:span text:style-name="T6"># define</text:span><text:span text:style-name="T4"> </text:span><text:span text:style-name="T5">EMPTY</text:span><text:span text:style-name="T4"> </text:span><text:span text:style-name="T3">'0'</text:span></text:p>
      <text:p text:style-name="P1"><text:span text:style-name="T6"># define</text:span><text:span text:style-name="T4"> </text:span><text:span text:style-name="T5">WALL</text:span><text:span text:style-name="T4"> </text:span><text:span text:style-name="T3">'1'</text:span></text:p>
      <text:p text:style-name="P1"><text:span text:style-name="T6"># define</text:span><text:span text:style-name="T4"> </text:span><text:span text:style-name="T5">COLLECTIBLE</text:span><text:span text:style-name="T4"> </text:span><text:span text:style-name="T3">'C'</text:span></text:p>
      <text:p text:style-name="P1"><text:span text:style-name="T6"># define</text:span><text:span text:style-name="T4"> </text:span><text:span text:style-name="T5">EXIT</text:span><text:span text:style-name="T4"> </text:span><text:span text:style-name="T3">'E'</text:span></text:p>
      <text:p text:style-name="P1"><text:span text:style-name="T6"># define</text:span><text:span text:style-name="T4"> </text:span><text:span text:style-name="T5">PLAYER</text:span><text:span text:style-name="T4"> </text:span><text:span text:style-name="T3">'P'</text:span></text:p>
      <text:p text:style-name="P1"><text:span text:style-name="T6"># define</text:span><text:span text:style-name="T4"> </text:span><text:span text:style-name="T5">EXIT_OPEN</text:span><text:span text:style-name="T4"> </text:span><text:span text:style-name="T3">'e'</text:span></text:p>
      <text:p text:style-name="P1"><text:span text:style-name="T6"># define</text:span><text:span text:style-name="T4"> </text:span><text:span text:style-name="T5">VERIFIED</text:span><text:span text:style-name="T4"> </text:span><text:span text:style-name="T3">'V'</text:span></text:p>
      <text:p text:style-name="P4"/>
      <text:p text:style-name="P1"><text:span text:style-name="T4">typedef</text:span> <text:span text:style-name="T4">struct</text:span> s_sprites</text:p>
      <text:p text:style-name="P1">{</text:p>
      <text:p text:style-name="P1"><text:span text:style-name="T9">mlx_image_t</text:span> <text:span text:style-name="T7">*</text:span>player;</text:p>
      <text:p text:style-name="P1"><text:span text:style-name="T9">mlx_image_t</text:span> <text:span text:style-name="T7">*</text:span>wall;</text:p>
      <text:p text:style-name="P1"><text:span text:style-name="T9">mlx_image_t</text:span> <text:span text:style-name="T7">*</text:span>collectible;</text:p>
      <text:p text:style-name="P1"><text:span text:style-name="T9">mlx_image_t</text:span> <text:span text:style-name="T7">*</text:span>exit;</text:p>
      <text:p text:style-name="P1"><text:span text:style-name="T9">mlx_image_t</text:span> <text:span text:style-name="T7">*</text:span>exit_open;</text:p>
      <text:p text:style-name="P1"><text:span text:style-name="T9">mlx_image_t</text:span> <text:span text:style-name="T7">*</text:span>background;</text:p>
      <text:p text:style-name="P1"><text:span text:style-name="T9">mlx_image_t</text:span> <text:span text:style-name="T7">*</text:span>up;</text:p>
      <text:p text:style-name="P1"><text:span text:style-name="T9">mlx_image_t</text:span> <text:span text:style-name="T7">*</text:span>down;</text:p>
      <text:p text:style-name="P1"><text:span text:style-name="T9">mlx_image_t</text:span> <text:span text:style-name="T7">*</text:span>left;</text:p>
      <text:p text:style-name="P1"><text:span text:style-name="T9">mlx_image_t</text:span> <text:span text:style-name="T7">*</text:span>right;</text:p>
      <text:p text:style-name="P4"/>
      <text:p text:style-name="P1">} t_sprites;</text:p>
      <text:p text:style-name="P4"/>
      <text:p text:style-name="P1"><text:span text:style-name="T4">typedef</text:span> <text:span text:style-name="T4">struct</text:span> s_game</text:p>
      <text:p text:style-name="P1">{</text:p>
      <text:p text:style-name="P1"><text:span text:style-name="T9">mlx_t</text:span> <text:span text:style-name="T7">*</text:span>mlx;</text:p>
      <text:p text:style-name="P1">t_sprites <text:span text:style-name="T7">*</text:span>sprites;</text:p>
      <text:p text:style-name="P1"><text:span text:style-name="T4">char</text:span> <text:span text:style-name="T7">**</text:span>map;</text:p>
      <text:p text:style-name="P1"><text:span text:style-name="T4">size_t</text:span> map_width;</text:p>
      <text:p text:style-name="P1"><text:span text:style-name="T4">size_t</text:span> map_height;</text:p>
      <text:p text:style-name="P1"><text:span text:style-name="T4">size_t</text:span> player_x;</text:p>
      <text:p text:style-name="P1"><text:span text:style-name="T4">size_t</text:span> player_y;</text:p>
      <text:p text:style-name="P1"><text:span text:style-name="T4">size_t</text:span> exit_x;</text:p>
      <text:p text:style-name="P1"><text:span text:style-name="T4">size_t</text:span> exit_y;</text:p>
      <text:p text:style-name="P1"><text:span text:style-name="T4">size_t</text:span> collectibles;</text:p>
      <text:p text:style-name="P1"><text:span text:style-name="T4">size_t</text:span> collect;</text:p>
      <text:p text:style-name="P1"><text:span text:style-name="T4">size_t</text:span> moves;</text:p>
      <text:p text:style-name="P1">} t_game;</text:p>
      <text:p text:style-name="P4"/>
      <text:p text:style-name="P1"><text:span text:style-name="T4">void</text:span> <text:span text:style-name="T5">msg_and_exit</text:span>(<text:span text:style-name="T4">char</text:span> <text:span text:style-name="T7">*</text:span><text:span text:style-name="T1">message</text:span>);</text:p>
      <text:p text:style-name="P1"><text:soft-page-break/><text:span text:style-name="T4">void</text:span> <text:span text:style-name="T5">error_and_exit</text:span>(<text:span text:style-name="T4">char</text:span> <text:span text:style-name="T7">*</text:span><text:span text:style-name="T1">message</text:span>);</text:p>
      <text:p text:style-name="P1"><text:span text:style-name="T4">char</text:span> <text:span text:style-name="T7">**</text:span><text:span text:style-name="T5">free_matrix</text:span>(<text:span text:style-name="T4">char</text:span> <text:span text:style-name="T7">**</text:span><text:span text:style-name="T1">array</text:span>);</text:p>
      <text:p text:style-name="P1"><text:span text:style-name="T4">void</text:span> <text:span text:style-name="T5">check_files</text:span>(<text:span text:style-name="T4">void</text:span>);</text:p>
      <text:p text:style-name="P1"><text:span text:style-name="T4">void</text:span> <text:span text:style-name="T5">error_and_free_struct</text:span>(t_game <text:span text:style-name="T7">*</text:span><text:span text:style-name="T1">game</text:span>, <text:span text:style-name="T4">char</text:span> <text:span text:style-name="T7">*</text:span><text:span text:style-name="T1">message</text:span>, <text:span text:style-name="T4">bool</text:span> <text:span text:style-name="T1">use_perror</text:span>);</text:p>
      <text:p text:style-name="P1"><text:span text:style-name="T4">void</text:span> <text:span text:style-name="T5">error_mlx_and_free_struct</text:span>(t_game <text:span text:style-name="T7">*</text:span><text:span text:style-name="T1">game</text:span>, <text:span text:style-name="T4">char</text:span> <text:span text:style-name="T7">*</text:span><text:span text:style-name="T1">message</text:span>);</text:p>
      <text:p text:style-name="P1"><text:span text:style-name="T4">void</text:span> <text:span text:style-name="T5">error_map_free</text:span>(<text:span text:style-name="T4">char</text:span> <text:span text:style-name="T7">*</text:span><text:span text:style-name="T1">message</text:span>, <text:span text:style-name="T4">char</text:span> <text:span text:style-name="T7">*</text:span><text:span text:style-name="T1">map_line</text:span>, <text:span text:style-name="T4">char</text:span> <text:span text:style-name="T7">**</text:span><text:span text:style-name="T1">map_array</text:span>);</text:p>
      <text:p text:style-name="P1"><text:span text:style-name="T4">void</text:span> <text:span text:style-name="T5">check_map_content</text:span>(<text:span text:style-name="T4">char</text:span> <text:span text:style-name="T7">*</text:span><text:span text:style-name="T1">map_line</text:span>);</text:p>
      <text:p text:style-name="P1"><text:span text:style-name="T4">void</text:span> <text:span text:style-name="T5">check_map_wall</text:span>(<text:span text:style-name="T4">char</text:span> <text:span text:style-name="T7">**</text:span><text:span text:style-name="T1">map_array</text:span>);</text:p>
      <text:p text:style-name="P1"><text:span text:style-name="T4">void</text:span> <text:span text:style-name="T5">check_map_shape</text:span>(<text:span text:style-name="T4">char</text:span> <text:span text:style-name="T7">**</text:span><text:span text:style-name="T1">map_array</text:span>);</text:p>
      <text:p text:style-name="P1"><text:span text:style-name="T4">char</text:span> <text:span text:style-name="T7">**</text:span><text:span text:style-name="T5">check_map</text:span>(<text:span text:style-name="T4">char</text:span> <text:span text:style-name="T7">*</text:span><text:span text:style-name="T1">map</text:span>);</text:p>
      <text:p text:style-name="P1">t_game <text:span text:style-name="T7">*</text:span><text:span text:style-name="T5">initialize_struct</text:span>(<text:span text:style-name="T4">char</text:span> <text:span text:style-name="T7">**</text:span><text:span text:style-name="T1">mapa</text:span>);</text:p>
      <text:p text:style-name="P1"><text:span text:style-name="T4">void</text:span> <text:span text:style-name="T5">check_map_final</text:span>(t_game <text:span text:style-name="T7">*</text:span><text:span text:style-name="T1">game</text:span>);</text:p>
      <text:p text:style-name="P1"><text:span text:style-name="T4">void</text:span> <text:span text:style-name="T5">load_exit_open_texture</text:span>(t_game <text:span text:style-name="T7">*</text:span><text:span text:style-name="T1">game</text:span>);</text:p>
      <text:p text:style-name="P1"><text:span text:style-name="T4">void</text:span> <text:span text:style-name="T5">load_player_texture</text:span>(t_game <text:span text:style-name="T7">*</text:span><text:span text:style-name="T1">game</text:span>);</text:p>
      <text:p text:style-name="P1"><text:span text:style-name="T4">void</text:span> <text:span text:style-name="T5">load_player_direction_left</text:span>(t_game <text:span text:style-name="T7">*</text:span><text:span text:style-name="T1">game</text:span>);</text:p>
      <text:p text:style-name="P1"><text:span text:style-name="T4">void</text:span> <text:span text:style-name="T5">load_player_direction_rigt</text:span>(t_game <text:span text:style-name="T7">*</text:span><text:span text:style-name="T1">game</text:span>);</text:p>
      <text:p text:style-name="P1"><text:span text:style-name="T4">void</text:span> <text:span text:style-name="T5">load_player_direction_down</text:span>(t_game <text:span text:style-name="T7">*</text:span><text:span text:style-name="T1">game</text:span>);</text:p>
      <text:p text:style-name="P1"><text:span text:style-name="T4">void</text:span> <text:span text:style-name="T5">load_player_direction_up</text:span>(t_game <text:span text:style-name="T7">*</text:span><text:span text:style-name="T1">game</text:span>);</text:p>
      <text:p text:style-name="P1"><text:span text:style-name="T4">void</text:span> <text:span text:style-name="T5">initialize_struct_img</text:span>(t_game <text:span text:style-name="T7">*</text:span><text:span text:style-name="T1">game</text:span>);</text:p>
      <text:p text:style-name="P1"><text:span text:style-name="T4">void</text:span> <text:span text:style-name="T5">remove_collectible</text:span>(t_game <text:span text:style-name="T7">*</text:span><text:span text:style-name="T1">game</text:span>);</text:p>
      <text:p text:style-name="P1"><text:span text:style-name="T4">void</text:span> <text:span text:style-name="T5">open_exit</text:span>(t_game <text:span text:style-name="T7">*</text:span><text:span text:style-name="T1">game</text:span>);</text:p>
      <text:p text:style-name="P1"><text:span text:style-name="T4">void</text:span> <text:span text:style-name="T5">print_moves</text:span>(t_game <text:span text:style-name="T7">*</text:span><text:span text:style-name="T1">s_game</text:span>);</text:p>
      <text:p text:style-name="P1"><text:span text:style-name="T4">void</text:span> <text:span text:style-name="T5">print_final_exit</text:span>(t_game <text:span text:style-name="T7">*</text:span><text:span text:style-name="T1">game</text:span>);</text:p>
      <text:p text:style-name="P1"><text:span text:style-name="T4">void</text:span> <text:span text:style-name="T5">move_player_up</text:span>(t_game <text:span text:style-name="T7">*</text:span><text:span text:style-name="T1">game</text:span>, <text:span text:style-name="T4">int</text:span> <text:span text:style-name="T1">d_x</text:span>, <text:span text:style-name="T4">int</text:span> <text:span text:style-name="T1">d_y</text:span>);</text:p>
      <text:p text:style-name="P1"><text:span text:style-name="T4">void</text:span> <text:span text:style-name="T5">move_player_down</text:span>(t_game <text:span text:style-name="T7">*</text:span><text:span text:style-name="T1">game</text:span>, <text:span text:style-name="T4">int</text:span> <text:span text:style-name="T1">d_x</text:span>, <text:span text:style-name="T4">int</text:span> <text:span text:style-name="T1">d_y</text:span>);</text:p>
      <text:p text:style-name="P1"><text:span text:style-name="T4">void</text:span> <text:span text:style-name="T5">move_player_left</text:span>(t_game <text:span text:style-name="T7">*</text:span><text:span text:style-name="T1">game</text:span>, <text:span text:style-name="T4">int</text:span> <text:span text:style-name="T1">d_x</text:span>, <text:span text:style-name="T4">int</text:span> <text:span text:style-name="T1">d_y</text:span>);</text:p>
      <text:p text:style-name="P1"><text:span text:style-name="T4">void</text:span> <text:span text:style-name="T5">move_player_right</text:span>(t_game <text:span text:style-name="T7">*</text:span><text:span text:style-name="T1">game</text:span>, <text:span text:style-name="T4">int</text:span> <text:span text:style-name="T1">d_x</text:span>, <text:span text:style-name="T4">int</text:span> <text:span text:style-name="T1">d_y</text:span>);</text:p>
      <text:p text:style-name="P1"><text:span text:style-name="T4">void</text:span> <text:span text:style-name="T5">my_keyfuncion</text:span>(<text:span text:style-name="T9">mlx_key_data_t</text:span> <text:span text:style-name="T1">keydata</text:span>, <text:span text:style-name="T4">void</text:span> <text:span text:style-name="T7">*</text:span><text:span text:style-name="T1">data</text:span>);</text:p>
      <text:p text:style-name="P1"><text:span text:style-name="T4">void</text:span> <text:span text:style-name="T5">fill_map</text:span>(t_game <text:span text:style-name="T7">*</text:span><text:span text:style-name="T1">game</text:span>);</text:p>
      <text:p text:style-name="P1"><text:span text:style-name="T4">void</text:span> <text:span text:style-name="T5">close_window</text:span>(<text:span text:style-name="T4">void</text:span><text:span text:style-name="T7">*</text:span> <text:span text:style-name="T1">param</text:span>);</text:p>
      <text:p text:style-name="P4"/>
      <text:p text:style-name="P3">#endif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20:24:35.985500726</meta:creation-date>
    <dc:date>2026-03-16T20:27:53.775456372</dc:date>
    <meta:editing-duration>PT3M24S</meta:editing-duration>
    <meta:editing-cycles>1</meta:editing-cycles>
    <meta:document-statistic meta:table-count="0" meta:image-count="0" meta:object-count="0" meta:page-count="22" meta:paragraph-count="1182" meta:word-count="3683" meta:character-count="32528" meta:non-whitespace-character-count="30028"/>
    <meta:generator>LibreOffice/7.3.7.2$Linux_X86_64 LibreOffice_project/30$Build-2</meta:generator>
  </office:meta>
</office:document-meta>
</file>